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596.89pt" svg:y="266.54pt">
            <loext:p draw:notify-on-update-of-ranges="all.B1:all.AK1 all.A2:all.A2 all.B2:all.AK2 all.A9:all.A9 all.B9:all.AK9 all.A2:all.A2 all.B2:all.AK2 all.A9:all.A9 all.B9:all.A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.23pt" svg:y="236.27pt">
            <loext:p draw:notify-on-update-of-ranges="all.B1:all.AK1 all.A6:all.A6 all.B6:all.AK6 all.A13:all.A13 all.B13:all.AK13 all.A6:all.A6 all.B6:all.AK6 all.A13:all.A13 all.B13:all.A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30.22pt" svg:y="502.98pt">
            <loext:p draw:notify-on-update-of-ranges="all.B1:all.AK1 all.A7:all.A7 all.B7:all.AK7 all.A14:all.A14 all.B14:all.AK14 all.A7:all.A7 all.B7:all.AK7 all.A14:all.A14 all.B14:all.AK14 all.A18:all.A18 all.B18:all.AK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791.7097" calcext:value-type="float">
            <text:p>3791.7097</text:p>
          </table:table-cell>
          <table:table-cell office:value-type="float" office:value="1959.3040952381" calcext:value-type="float">
            <text:p>1959.3040952381</text:p>
          </table:table-cell>
          <table:table-cell office:value-type="float" office:value="1414.5481904762" calcext:value-type="float">
            <text:p>1414.5481904762</text:p>
          </table:table-cell>
          <table:table-cell office:value-type="float" office:value="1073.0058571429" calcext:value-type="float">
            <text:p>1073.0058571429</text:p>
          </table:table-cell>
          <table:table-cell office:value-type="float" office:value="904.6086666667" calcext:value-type="float">
            <text:p>904.6086666667</text:p>
          </table:table-cell>
          <table:table-cell office:value-type="float" office:value="763.122047619" calcext:value-type="float">
            <text:p>763.122047619</text:p>
          </table:table-cell>
          <table:table-cell office:value-type="float" office:value="655.8933809524" calcext:value-type="float">
            <text:p>655.8933809524</text:p>
          </table:table-cell>
          <table:table-cell office:value-type="float" office:value="572.868" calcext:value-type="float">
            <text:p>572.868</text:p>
          </table:table-cell>
          <table:table-cell office:value-type="float" office:value="516.203" calcext:value-type="float">
            <text:p>516.203</text:p>
          </table:table-cell>
          <table:table-cell office:value-type="float" office:value="483.9210952381" calcext:value-type="float">
            <text:p>483.9210952381</text:p>
          </table:table-cell>
          <table:table-cell office:value-type="float" office:value="471.6738571429" calcext:value-type="float">
            <text:p>471.6738571429</text:p>
          </table:table-cell>
          <table:table-cell office:value-type="float" office:value="440.3983809524" calcext:value-type="float">
            <text:p>440.3983809524</text:p>
          </table:table-cell>
          <table:table-cell office:value-type="float" office:value="425.5179047619" calcext:value-type="float">
            <text:p>425.5179047619</text:p>
          </table:table-cell>
          <table:table-cell office:value-type="float" office:value="407.0496190476" calcext:value-type="float">
            <text:p>407.0496190476</text:p>
          </table:table-cell>
          <table:table-cell office:value-type="float" office:value="404.8845714286" calcext:value-type="float">
            <text:p>404.8845714286</text:p>
          </table:table-cell>
          <table:table-cell office:value-type="float" office:value="379.1306190476" calcext:value-type="float">
            <text:p>379.1306190476</text:p>
          </table:table-cell>
          <table:table-cell office:value-type="float" office:value="374.4035714286" calcext:value-type="float">
            <text:p>374.4035714286</text:p>
          </table:table-cell>
          <table:table-cell office:value-type="float" office:value="363.5644285714" calcext:value-type="float">
            <text:p>363.5644285714</text:p>
          </table:table-cell>
          <table:table-cell office:value-type="float" office:value="352.7896666667" calcext:value-type="float">
            <text:p>352.7896666667</text:p>
          </table:table-cell>
          <table:table-cell office:value-type="float" office:value="350.5888571429" calcext:value-type="float">
            <text:p>350.5888571429</text:p>
          </table:table-cell>
          <table:table-cell office:value-type="float" office:value="348.4118095238" calcext:value-type="float">
            <text:p>348.4118095238</text:p>
          </table:table-cell>
          <table:table-cell office:value-type="float" office:value="326.2407619048" calcext:value-type="float">
            <text:p>326.2407619048</text:p>
          </table:table-cell>
          <table:table-cell office:value-type="float" office:value="355.5894761905" calcext:value-type="float">
            <text:p>355.5894761905</text:p>
          </table:table-cell>
          <table:table-cell office:value-type="float" office:value="312.2041428571" calcext:value-type="float">
            <text:p>312.2041428571</text:p>
          </table:table-cell>
          <table:table-cell office:value-type="float" office:value="328.396" calcext:value-type="float">
            <text:p>328.396</text:p>
          </table:table-cell>
          <table:table-cell office:value-type="float" office:value="320.3553333333" calcext:value-type="float">
            <text:p>320.3553333333</text:p>
          </table:table-cell>
          <table:table-cell office:value-type="float" office:value="323.7824761905" calcext:value-type="float">
            <text:p>323.7824761905</text:p>
          </table:table-cell>
          <table:table-cell office:value-type="float" office:value="315.7424285714" calcext:value-type="float">
            <text:p>315.7424285714</text:p>
          </table:table-cell>
          <table:table-cell office:value-type="float" office:value="321.6716666667" calcext:value-type="float">
            <text:p>321.6716666667</text:p>
          </table:table-cell>
          <table:table-cell office:value-type="float" office:value="307.8028571429" calcext:value-type="float">
            <text:p>307.8028571429</text:p>
          </table:table-cell>
          <table:table-cell office:value-type="float" office:value="306.4232857143" calcext:value-type="float">
            <text:p>306.4232857143</text:p>
          </table:table-cell>
          <table:table-cell office:value-type="float" office:value="305.9162857143" calcext:value-type="float">
            <text:p>305.9162857143</text:p>
          </table:table-cell>
          <table:table-cell office:value-type="float" office:value="308.2193333333" calcext:value-type="float">
            <text:p>308.2193333333</text:p>
          </table:table-cell>
          <table:table-cell office:value-type="float" office:value="310.73" calcext:value-type="float">
            <text:p>310.73</text:p>
          </table:table-cell>
          <table:table-cell office:value-type="float" office:value="303.2095238095" calcext:value-type="float">
            <text:p>303.2095238095</text:p>
          </table:table-cell>
          <table:table-cell office:value-type="float" office:value="322.5633333333" calcext:value-type="float">
            <text:p>322.56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3838.737" calcext:value-type="float">
            <text:p>3838.737</text:p>
          </table:table-cell>
          <table:table-cell office:value-type="float" office:value="2027.443" calcext:value-type="float">
            <text:p>2027.443</text:p>
          </table:table-cell>
          <table:table-cell office:value-type="float" office:value="1470.024" calcext:value-type="float">
            <text:p>1470.024</text:p>
          </table:table-cell>
          <table:table-cell office:value-type="float" office:value="1126.096" calcext:value-type="float">
            <text:p>1126.096</text:p>
          </table:table-cell>
          <table:table-cell office:value-type="float" office:value="943.981" calcext:value-type="float">
            <text:p>943.981</text:p>
          </table:table-cell>
          <table:table-cell office:value-type="float" office:value="791.254" calcext:value-type="float">
            <text:p>791.254</text:p>
          </table:table-cell>
          <table:table-cell office:value-type="float" office:value="675.36" calcext:value-type="float">
            <text:p>675.36</text:p>
          </table:table-cell>
          <table:table-cell office:value-type="float" office:value="593.984" calcext:value-type="float">
            <text:p>593.984</text:p>
          </table:table-cell>
          <table:table-cell office:value-type="float" office:value="552.053" calcext:value-type="float">
            <text:p>552.053</text:p>
          </table:table-cell>
          <table:table-cell office:value-type="float" office:value="514.904" calcext:value-type="float">
            <text:p>514.904</text:p>
          </table:table-cell>
          <table:table-cell office:value-type="float" office:value="501.335" calcext:value-type="float">
            <text:p>501.335</text:p>
          </table:table-cell>
          <table:table-cell office:value-type="float" office:value="464.999" calcext:value-type="float">
            <text:p>464.999</text:p>
          </table:table-cell>
          <table:table-cell office:value-type="float" office:value="462.473" calcext:value-type="float">
            <text:p>462.473</text:p>
          </table:table-cell>
          <table:table-cell office:value-type="float" office:value="432.222" calcext:value-type="float">
            <text:p>432.222</text:p>
          </table:table-cell>
          <table:table-cell office:value-type="float" office:value="431.938" calcext:value-type="float">
            <text:p>431.938</text:p>
          </table:table-cell>
          <table:table-cell office:value-type="float" office:value="431.456" calcext:value-type="float">
            <text:p>431.456</text:p>
          </table:table-cell>
          <table:table-cell office:value-type="float" office:value="417.186" calcext:value-type="float">
            <text:p>417.186</text:p>
          </table:table-cell>
          <table:table-cell office:value-type="float" office:value="403.999" calcext:value-type="float">
            <text:p>403.999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432.854" calcext:value-type="float">
            <text:p>432.854</text:p>
          </table:table-cell>
          <table:table-cell office:value-type="float" office:value="409.671" calcext:value-type="float">
            <text:p>409.671</text:p>
          </table:table-cell>
          <table:table-cell office:value-type="float" office:value="399.82" calcext:value-type="float">
            <text:p>399.82</text:p>
          </table:table-cell>
          <table:table-cell office:value-type="float" office:value="466.028" calcext:value-type="float">
            <text:p>466.028</text:p>
          </table:table-cell>
          <table:table-cell office:value-type="float" office:value="374.434" calcext:value-type="float">
            <text:p>374.434</text:p>
          </table:table-cell>
          <table:table-cell office:value-type="float" office:value="428.598" calcext:value-type="float">
            <text:p>428.598</text:p>
          </table:table-cell>
          <table:table-cell office:value-type="float" office:value="398.225" calcext:value-type="float">
            <text:p>398.225</text:p>
          </table:table-cell>
          <table:table-cell office:value-type="float" office:value="491.566" calcext:value-type="float">
            <text:p>491.566</text:p>
          </table:table-cell>
          <table:table-cell office:value-type="float" office:value="419.473" calcext:value-type="float">
            <text:p>419.473</text:p>
          </table:table-cell>
          <table:table-cell office:value-type="float" office:value="521.374" calcext:value-type="float">
            <text:p>521.374</text:p>
          </table:table-cell>
          <table:table-cell office:value-type="float" office:value="406.738" calcext:value-type="float">
            <text:p>406.738</text:p>
          </table:table-cell>
          <table:table-cell office:value-type="float" office:value="389.179" calcext:value-type="float">
            <text:p>389.179</text:p>
          </table:table-cell>
          <table:table-cell office:value-type="float" office:value="391.961" calcext:value-type="float">
            <text:p>391.961</text:p>
          </table:table-cell>
          <table:table-cell office:value-type="float" office:value="391.534" calcext:value-type="float">
            <text:p>391.534</text:p>
          </table:table-cell>
          <table:table-cell office:value-type="float" office:value="424.325" calcext:value-type="float">
            <text:p>424.325</text:p>
          </table:table-cell>
          <table:table-cell office:value-type="float" office:value="412.335" calcext:value-type="float">
            <text:p>412.335</text:p>
          </table:table-cell>
          <table:table-cell office:value-type="float" office:value="414.171" calcext:value-type="float">
            <text:p>414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3755.708" calcext:value-type="float">
            <text:p>3755.708</text:p>
          </table:table-cell>
          <table:table-cell office:value-type="float" office:value="1943.754" calcext:value-type="float">
            <text:p>1943.754</text:p>
          </table:table-cell>
          <table:table-cell office:value-type="float" office:value="1372.717" calcext:value-type="float">
            <text:p>1372.717</text:p>
          </table:table-cell>
          <table:table-cell office:value-type="float" office:value="1035.57" calcext:value-type="float">
            <text:p>1035.57</text:p>
          </table:table-cell>
          <table:table-cell office:value-type="float" office:value="861.721" calcext:value-type="float">
            <text:p>861.721</text:p>
          </table:table-cell>
          <table:table-cell office:value-type="float" office:value="717.247" calcext:value-type="float">
            <text:p>717.247</text:p>
          </table:table-cell>
          <table:table-cell office:value-type="float" office:value="625.304" calcext:value-type="float">
            <text:p>625.304</text:p>
          </table:table-cell>
          <table:table-cell office:value-type="float" office:value="542.57" calcext:value-type="float">
            <text:p>542.57</text:p>
          </table:table-cell>
          <table:table-cell office:value-type="float" office:value="470.602" calcext:value-type="float">
            <text:p>470.602</text:p>
          </table:table-cell>
          <table:table-cell office:value-type="float" office:value="451.939" calcext:value-type="float">
            <text:p>451.939</text:p>
          </table:table-cell>
          <table:table-cell office:value-type="float" office:value="403.392" calcext:value-type="float">
            <text:p>403.392</text:p>
          </table:table-cell>
          <table:table-cell office:value-type="float" office:value="403.313" calcext:value-type="float">
            <text:p>403.313</text:p>
          </table:table-cell>
          <table:table-cell office:value-type="float" office:value="379.127" calcext:value-type="float">
            <text:p>379.127</text:p>
          </table:table-cell>
          <table:table-cell office:value-type="float" office:value="367.921" calcext:value-type="float">
            <text:p>367.921</text:p>
          </table:table-cell>
          <table:table-cell office:value-type="float" office:value="357.378" calcext:value-type="float">
            <text:p>357.378</text:p>
          </table:table-cell>
          <table:table-cell office:value-type="float" office:value="327.608" calcext:value-type="float">
            <text:p>327.608</text:p>
          </table:table-cell>
          <table:table-cell office:value-type="float" office:value="317.899" calcext:value-type="float">
            <text:p>317.899</text:p>
          </table:table-cell>
          <table:table-cell office:value-type="float" office:value="299.008" calcext:value-type="float">
            <text:p>299.008</text:p>
          </table:table-cell>
          <table:table-cell office:value-type="float" office:value="305.52" calcext:value-type="float">
            <text:p>305.52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288.962" calcext:value-type="float">
            <text:p>288.962</text:p>
          </table:table-cell>
          <table:table-cell office:value-type="float" office:value="275.864" calcext:value-type="float">
            <text:p>275.864</text:p>
          </table:table-cell>
          <table:table-cell office:value-type="float" office:value="293.85" calcext:value-type="float">
            <text:p>293.85</text:p>
          </table:table-cell>
          <table:table-cell office:value-type="float" office:value="249.038" calcext:value-type="float">
            <text:p>249.038</text:p>
          </table:table-cell>
          <table:table-cell office:value-type="float" office:value="268.555" calcext:value-type="float">
            <text:p>268.555</text:p>
          </table:table-cell>
          <table:table-cell office:value-type="float" office:value="268.844" calcext:value-type="float">
            <text:p>268.844</text:p>
          </table:table-cell>
          <table:table-cell office:value-type="float" office:value="258.428" calcext:value-type="float">
            <text:p>258.428</text:p>
          </table:table-cell>
          <table:table-cell office:value-type="float" office:value="239.199" calcext:value-type="float">
            <text:p>239.199</text:p>
          </table:table-cell>
          <table:table-cell office:value-type="float" office:value="260.447" calcext:value-type="float">
            <text:p>260.447</text:p>
          </table:table-cell>
          <table:table-cell office:value-type="float" office:value="248.987" calcext:value-type="float">
            <text:p>248.987</text:p>
          </table:table-cell>
          <table:table-cell office:value-type="float" office:value="243.467" calcext:value-type="float">
            <text:p>243.467</text:p>
          </table:table-cell>
          <table:table-cell office:value-type="float" office:value="248.567" calcext:value-type="float">
            <text:p>248.567</text:p>
          </table:table-cell>
          <table:table-cell office:value-type="float" office:value="253.434" calcext:value-type="float">
            <text:p>253.434</text:p>
          </table:table-cell>
          <table:table-cell office:value-type="float" office:value="248.21" calcext:value-type="float">
            <text:p>248.21</text:p>
          </table:table-cell>
          <table:table-cell office:value-type="float" office:value="245.554" calcext:value-type="float">
            <text:p>245.554</text:p>
          </table:table-cell>
          <table:table-cell office:value-type="float" office:value="240.725" calcext:value-type="float">
            <text:p>240.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19.5202667667" calcext:value-type="float">
            <text:p>19.5202667667</text:p>
          </table:table-cell>
          <table:table-cell office:value-type="float" office:value="17.1921374904" calcext:value-type="float">
            <text:p>17.1921374904</text:p>
          </table:table-cell>
          <table:table-cell office:value-type="float" office:value="22.1912359787" calcext:value-type="float">
            <text:p>22.1912359787</text:p>
          </table:table-cell>
          <table:table-cell office:value-type="float" office:value="22.5919539312" calcext:value-type="float">
            <text:p>22.5919539312</text:p>
          </table:table-cell>
          <table:table-cell office:value-type="float" office:value="17.5572848252" calcext:value-type="float">
            <text:p>17.5572848252</text:p>
          </table:table-cell>
          <table:table-cell office:value-type="float" office:value="18.0580785536" calcext:value-type="float">
            <text:p>18.0580785536</text:p>
          </table:table-cell>
          <table:table-cell office:value-type="float" office:value="14.1287706807" calcext:value-type="float">
            <text:p>14.1287706807</text:p>
          </table:table-cell>
          <table:table-cell office:value-type="float" office:value="12.9177502724" calcext:value-type="float">
            <text:p>12.9177502724</text:p>
          </table:table-cell>
          <table:table-cell office:value-type="float" office:value="18.8325723893" calcext:value-type="float">
            <text:p>18.8325723893</text:p>
          </table:table-cell>
          <table:table-cell office:value-type="float" office:value="18.5018563066" calcext:value-type="float">
            <text:p>18.5018563066</text:p>
          </table:table-cell>
          <table:table-cell office:value-type="float" office:value="21.7459696203" calcext:value-type="float">
            <text:p>21.7459696203</text:p>
          </table:table-cell>
          <table:table-cell office:value-type="float" office:value="17.2250510434" calcext:value-type="float">
            <text:p>17.2250510434</text:p>
          </table:table-cell>
          <table:table-cell office:value-type="float" office:value="24.7846144552" calcext:value-type="float">
            <text:p>24.7846144552</text:p>
          </table:table-cell>
          <table:table-cell office:value-type="float" office:value="19.4593936403" calcext:value-type="float">
            <text:p>19.4593936403</text:p>
          </table:table-cell>
          <table:table-cell office:value-type="float" office:value="19.7002651849" calcext:value-type="float">
            <text:p>19.7002651849</text:p>
          </table:table-cell>
          <table:table-cell office:value-type="float" office:value="30.1930378903" calcext:value-type="float">
            <text:p>30.1930378903</text:p>
          </table:table-cell>
          <table:table-cell office:value-type="float" office:value="25.53227254" calcext:value-type="float">
            <text:p>25.53227254</text:p>
          </table:table-cell>
          <table:table-cell office:value-type="float" office:value="25.5550519792" calcext:value-type="float">
            <text:p>25.5550519792</text:p>
          </table:table-cell>
          <table:table-cell office:value-type="float" office:value="29.5353590588" calcext:value-type="float">
            <text:p>29.5353590588</text:p>
          </table:table-cell>
          <table:table-cell office:value-type="float" office:value="38.4783528523" calcext:value-type="float">
            <text:p>38.4783528523</text:p>
          </table:table-cell>
          <table:table-cell office:value-type="float" office:value="32.7690009943" calcext:value-type="float">
            <text:p>32.7690009943</text:p>
          </table:table-cell>
          <table:table-cell office:value-type="float" office:value="32.8945179778" calcext:value-type="float">
            <text:p>32.8945179778</text:p>
          </table:table-cell>
          <table:table-cell office:value-type="float" office:value="45.597290361" calcext:value-type="float">
            <text:p>45.597290361</text:p>
          </table:table-cell>
          <table:table-cell office:value-type="float" office:value="35.0845427108" calcext:value-type="float">
            <text:p>35.0845427108</text:p>
          </table:table-cell>
          <table:table-cell office:value-type="float" office:value="49.1074094918" calcext:value-type="float">
            <text:p>49.1074094918</text:p>
          </table:table-cell>
          <table:table-cell office:value-type="float" office:value="43.0720979607" calcext:value-type="float">
            <text:p>43.0720979607</text:p>
          </table:table-cell>
          <table:table-cell office:value-type="float" office:value="58.6501251658" calcext:value-type="float">
            <text:p>58.6501251658</text:p>
          </table:table-cell>
          <table:table-cell office:value-type="float" office:value="46.6351017513" calcext:value-type="float">
            <text:p>46.6351017513</text:p>
          </table:table-cell>
          <table:table-cell office:value-type="float" office:value="58.6887165845" calcext:value-type="float">
            <text:p>58.6887165845</text:p>
          </table:table-cell>
          <table:table-cell office:value-type="float" office:value="41.0087078256" calcext:value-type="float">
            <text:p>41.0087078256</text:p>
          </table:table-cell>
          <table:table-cell office:value-type="float" office:value="40.3999285657" calcext:value-type="float">
            <text:p>40.3999285657</text:p>
          </table:table-cell>
          <table:table-cell office:value-type="float" office:value="41.6638172521" calcext:value-type="float">
            <text:p>41.6638172521</text:p>
          </table:table-cell>
          <table:table-cell office:value-type="float" office:value="44.2842125078" calcext:value-type="float">
            <text:p>44.2842125078</text:p>
          </table:table-cell>
          <table:table-cell office:value-type="float" office:value="42.6522126179" calcext:value-type="float">
            <text:p>42.6522126179</text:p>
          </table:table-cell>
          <table:table-cell office:value-type="float" office:value="45.0112366755" calcext:value-type="float">
            <text:p>45.0112366755</text:p>
          </table:table-cell>
          <table:table-cell office:value-type="float" office:value="50.0417991646" calcext:value-type="float">
            <text:p>50.041799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16]/[.B2]" office:value-type="float" office:value="0.903602852296419" calcext:value-type="float">
            <text:p>0.9036028523</text:p>
          </table:table-cell>
          <table:table-cell table:formula="of:=[.B16]/[.C2]" office:value-type="float" office:value="1.74868194698671" calcext:value-type="float">
            <text:p>1.748681947</text:p>
          </table:table-cell>
          <table:table-cell table:formula="of:=[.B16]/[.D2]" office:value-type="float" office:value="2.42211592582547" calcext:value-type="float">
            <text:p>2.4221159258</text:p>
          </table:table-cell>
          <table:table-cell table:formula="of:=[.B16]/[.E2]" office:value-type="float" office:value="3.19308573871439" calcext:value-type="float">
            <text:p>3.1930857387</text:p>
          </table:table-cell>
          <table:table-cell table:formula="of:=[.B16]/[.F2]" office:value-type="float" office:value="3.78749378184144" calcext:value-type="float">
            <text:p>3.7874937818</text:p>
          </table:table-cell>
          <table:table-cell table:formula="of:=[.B16]/[.G2]" office:value-type="float" office:value="4.48971394639954" calcext:value-type="float">
            <text:p>4.4897139464</text:p>
          </table:table-cell>
          <table:table-cell table:formula="of:=[.B16]/[.H2]" office:value-type="float" office:value="5.22371440160737" calcext:value-type="float">
            <text:p>5.2237144016</text:p>
          </table:table-cell>
          <table:table-cell table:formula="of:=[.B16]/[.I2]" office:value-type="float" office:value="5.98078388040526" calcext:value-type="float">
            <text:p>5.9807838804</text:p>
          </table:table-cell>
          <table:table-cell table:formula="of:=[.B16]/[.J2]" office:value-type="float" office:value="6.63731070915899" calcext:value-type="float">
            <text:p>6.6373107092</text:p>
          </table:table-cell>
          <table:table-cell table:formula="of:=[.B16]/[.K2]" office:value-type="float" office:value="7.08007923960048" calcext:value-type="float">
            <text:p>7.0800792396</text:p>
          </table:table-cell>
          <table:table-cell table:formula="of:=[.B16]/[.L2]" office:value-type="float" office:value="7.26391689536015" calcext:value-type="float">
            <text:p>7.2639168954</text:p>
          </table:table-cell>
          <table:table-cell table:formula="of:=[.B16]/[.M2]" office:value-type="float" office:value="7.77977360541277" calcext:value-type="float">
            <text:p>7.7797736054</text:p>
          </table:table-cell>
          <table:table-cell table:formula="of:=[.B16]/[.N2]" office:value-type="float" office:value="8.05183439206193" calcext:value-type="float">
            <text:p>8.0518343921</text:p>
          </table:table-cell>
          <table:table-cell table:formula="of:=[.B16]/[.O2]" office:value-type="float" office:value="8.41715491103148" calcext:value-type="float">
            <text:p>8.417154911</text:p>
          </table:table-cell>
          <table:table-cell table:formula="of:=[.B16]/[.P2]" office:value-type="float" office:value="8.46216413707974" calcext:value-type="float">
            <text:p>8.4621641371</text:p>
          </table:table-cell>
          <table:table-cell table:formula="of:=[.B16]/[.Q2]" office:value-type="float" office:value="9.03699022940123" calcext:value-type="float">
            <text:p>9.0369902294</text:p>
          </table:table-cell>
          <table:table-cell table:formula="of:=[.B16]/[.R2]" office:value-type="float" office:value="9.1510871195132" calcext:value-type="float">
            <text:p>9.1510871195</text:p>
          </table:table-cell>
          <table:table-cell table:formula="of:=[.B16]/[.S2]" office:value-type="float" office:value="9.42391342701761" calcext:value-type="float">
            <text:p>9.423913427</text:p>
          </table:table-cell>
          <table:table-cell table:formula="of:=[.B16]/[.T2]" office:value-type="float" office:value="9.71173484861993" calcext:value-type="float">
            <text:p>9.7117348486</text:p>
          </table:table-cell>
          <table:table-cell table:formula="of:=[.B16]/[.U2]" office:value-type="float" office:value="9.77269993097208" calcext:value-type="float">
            <text:p>9.772699931</text:p>
          </table:table-cell>
          <table:table-cell table:formula="of:=[.B16]/[.V2]" office:value-type="float" office:value="9.83376454627884" calcext:value-type="float">
            <text:p>9.8337645463</text:p>
          </table:table-cell>
          <table:table-cell table:formula="of:=[.B16]/[.W2]" office:value-type="float" office:value="10.5020589088736" calcext:value-type="float">
            <text:p>10.5020589089</text:p>
          </table:table-cell>
          <table:table-cell table:formula="of:=[.B16]/[.X2]" office:value-type="float" office:value="9.63526743453027" calcext:value-type="float">
            <text:p>9.6352674345</text:p>
          </table:table-cell>
          <table:table-cell table:formula="of:=[.B16]/[.Y2]" office:value-type="float" office:value="10.9742288127426" calcext:value-type="float">
            <text:p>10.9742288127</text:p>
          </table:table-cell>
          <table:table-cell table:formula="of:=[.B16]/[.Z2]" office:value-type="float" office:value="10.4331346910437" calcext:value-type="float">
            <text:p>10.433134691</text:p>
          </table:table-cell>
          <table:table-cell table:formula="of:=[.B16]/[.AA2]" office:value-type="float" office:value="10.6949981582962" calcext:value-type="float">
            <text:p>10.6949981583</text:p>
          </table:table-cell>
          <table:table-cell table:formula="of:=[.B16]/[.AB2]" office:value-type="float" office:value="10.5817947293237" calcext:value-type="float">
            <text:p>10.5817947293</text:p>
          </table:table-cell>
          <table:table-cell table:formula="of:=[.B16]/[.AC2]" office:value-type="float" office:value="10.8512489610664" calcext:value-type="float">
            <text:p>10.8512489611</text:p>
          </table:table-cell>
          <table:table-cell table:formula="of:=[.B16]/[.AD2]" office:value-type="float" office:value="10.651232467888" calcext:value-type="float">
            <text:p>10.6512324679</text:p>
          </table:table-cell>
          <table:table-cell table:formula="of:=[.B16]/[.AE2]" office:value-type="float" office:value="11.1311497619054" calcext:value-type="float">
            <text:p>11.1311497619</text:p>
          </table:table-cell>
          <table:table-cell table:formula="of:=[.B16]/[.AF2]" office:value-type="float" office:value="11.1812641523415" calcext:value-type="float">
            <text:p>11.1812641523</text:p>
          </table:table-cell>
          <table:table-cell table:formula="of:=[.B16]/[.AG2]" office:value-type="float" office:value="11.1997950419671" calcext:value-type="float">
            <text:p>11.199795042</text:p>
          </table:table-cell>
          <table:table-cell table:formula="of:=[.B16]/[.AH2]" office:value-type="float" office:value="11.1161089829982" calcext:value-type="float">
            <text:p>11.116108983</text:p>
          </table:table-cell>
          <table:table-cell table:formula="of:=[.B16]/[.AI2]" office:value-type="float" office:value="11.0262919576481" calcext:value-type="float">
            <text:p>11.0262919576</text:p>
          </table:table-cell>
          <table:table-cell table:formula="of:=[.B16]/[.AJ2]" office:value-type="float" office:value="11.299775999624" calcext:value-type="float">
            <text:p>11.2997759996</text:p>
          </table:table-cell>
          <table:table-cell table:formula="of:=[.B16]/[.AK2]" office:value-type="float" office:value="10.6217891060165" calcext:value-type="float">
            <text:p>10.621789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6]/[.B1]" office:value-type="float" office:value="0.903602852296419" calcext:value-type="float">
            <text:p>0.9036028523</text:p>
          </table:table-cell>
          <table:table-cell table:formula="of:=[.C6]/[.C1]" office:value-type="float" office:value="0.874340973493356" calcext:value-type="float">
            <text:p>0.8743409735</text:p>
          </table:table-cell>
          <table:table-cell table:formula="of:=[.D6]/[.D1]" office:value-type="float" office:value="0.807371975275156" calcext:value-type="float">
            <text:p>0.8073719753</text:p>
          </table:table-cell>
          <table:table-cell table:formula="of:=[.E6]/[.E1]" office:value-type="float" office:value="0.798271434678597" calcext:value-type="float">
            <text:p>0.7982714347</text:p>
          </table:table-cell>
          <table:table-cell table:formula="of:=[.F6]/[.F1]" office:value-type="float" office:value="0.757498756368288" calcext:value-type="float">
            <text:p>0.7574987564</text:p>
          </table:table-cell>
          <table:table-cell table:formula="of:=[.G6]/[.G1]" office:value-type="float" office:value="0.748285657733257" calcext:value-type="float">
            <text:p>0.7482856577</text:p>
          </table:table-cell>
          <table:table-cell table:formula="of:=[.H6]/[.H1]" office:value-type="float" office:value="0.746244914515338" calcext:value-type="float">
            <text:p>0.7462449145</text:p>
          </table:table-cell>
          <table:table-cell table:formula="of:=[.I6]/[.I1]" office:value-type="float" office:value="0.747597985050657" calcext:value-type="float">
            <text:p>0.7475979851</text:p>
          </table:table-cell>
          <table:table-cell table:formula="of:=[.J6]/[.J1]" office:value-type="float" office:value="0.737478967684333" calcext:value-type="float">
            <text:p>0.7374789677</text:p>
          </table:table-cell>
          <table:table-cell table:formula="of:=[.K6]/[.K1]" office:value-type="float" office:value="0.708007923960048" calcext:value-type="float">
            <text:p>0.708007924</text:p>
          </table:table-cell>
          <table:table-cell table:formula="of:=[.L6]/[.L1]" office:value-type="float" office:value="0.660356081396377" calcext:value-type="float">
            <text:p>0.6603560814</text:p>
          </table:table-cell>
          <table:table-cell table:formula="of:=[.M6]/[.M1]" office:value-type="float" office:value="0.648314467117731" calcext:value-type="float">
            <text:p>0.6483144671</text:p>
          </table:table-cell>
          <table:table-cell table:formula="of:=[.N6]/[.N1]" office:value-type="float" office:value="0.619371876312456" calcext:value-type="float">
            <text:p>0.6193718763</text:p>
          </table:table-cell>
          <table:table-cell table:formula="of:=[.O6]/[.O1]" office:value-type="float" office:value="0.601225350787963" calcext:value-type="float">
            <text:p>0.6012253508</text:p>
          </table:table-cell>
          <table:table-cell table:formula="of:=[.P6]/[.P1]" office:value-type="float" office:value="0.564144275805316" calcext:value-type="float">
            <text:p>0.5641442758</text:p>
          </table:table-cell>
          <table:table-cell table:formula="of:=[.Q6]/[.Q1]" office:value-type="float" office:value="0.564811889337577" calcext:value-type="float">
            <text:p>0.5648118893</text:p>
          </table:table-cell>
          <table:table-cell table:formula="of:=[.R6]/[.R1]" office:value-type="float" office:value="0.538299242324306" calcext:value-type="float">
            <text:p>0.5382992423</text:p>
          </table:table-cell>
          <table:table-cell table:formula="of:=[.S6]/[.S1]" office:value-type="float" office:value="0.523550745945423" calcext:value-type="float">
            <text:p>0.5235507459</text:p>
          </table:table-cell>
          <table:table-cell table:formula="of:=[.T6]/[.T1]" office:value-type="float" office:value="0.511143939401049" calcext:value-type="float">
            <text:p>0.5111439394</text:p>
          </table:table-cell>
          <table:table-cell table:formula="of:=[.U6]/[.U1]" office:value-type="float" office:value="0.488634996548604" calcext:value-type="float">
            <text:p>0.4886349965</text:p>
          </table:table-cell>
          <table:table-cell table:formula="of:=[.V6]/[.V1]" office:value-type="float" office:value="0.468274502203754" calcext:value-type="float">
            <text:p>0.4682745022</text:p>
          </table:table-cell>
          <table:table-cell table:formula="of:=[.W6]/[.W1]" office:value-type="float" office:value="0.477366314039707" calcext:value-type="float">
            <text:p>0.477366314</text:p>
          </table:table-cell>
          <table:table-cell table:formula="of:=[.X6]/[.X1]" office:value-type="float" office:value="0.418924671066533" calcext:value-type="float">
            <text:p>0.4189246711</text:p>
          </table:table-cell>
          <table:table-cell table:formula="of:=[.Y6]/[.Y1]" office:value-type="float" office:value="0.457259533864276" calcext:value-type="float">
            <text:p>0.4572595339</text:p>
          </table:table-cell>
          <table:table-cell table:formula="of:=[.Z6]/[.Z1]" office:value-type="float" office:value="0.41732538764175" calcext:value-type="float">
            <text:p>0.4173253876</text:p>
          </table:table-cell>
          <table:table-cell table:formula="of:=[.AA6]/[.AA1]" office:value-type="float" office:value="0.411346083011391" calcext:value-type="float">
            <text:p>0.411346083</text:p>
          </table:table-cell>
          <table:table-cell table:formula="of:=[.AB6]/[.AB1]" office:value-type="float" office:value="0.391918323308284" calcext:value-type="float">
            <text:p>0.3919183233</text:p>
          </table:table-cell>
          <table:table-cell table:formula="of:=[.AC6]/[.AC1]" office:value-type="float" office:value="0.387544605752373" calcext:value-type="float">
            <text:p>0.3875446058</text:p>
          </table:table-cell>
          <table:table-cell table:formula="of:=[.AD6]/[.AD1]" office:value-type="float" office:value="0.367283878203034" calcext:value-type="float">
            <text:p>0.3672838782</text:p>
          </table:table-cell>
          <table:table-cell table:formula="of:=[.AE6]/[.AE1]" office:value-type="float" office:value="0.371038325396847" calcext:value-type="float">
            <text:p>0.3710383254</text:p>
          </table:table-cell>
          <table:table-cell table:formula="of:=[.AF6]/[.AF1]" office:value-type="float" office:value="0.360685940398113" calcext:value-type="float">
            <text:p>0.3606859404</text:p>
          </table:table-cell>
          <table:table-cell table:formula="of:=[.AG6]/[.AG1]" office:value-type="float" office:value="0.349993595061471" calcext:value-type="float">
            <text:p>0.3499935951</text:p>
          </table:table-cell>
          <table:table-cell table:formula="of:=[.AH6]/[.AH1]" office:value-type="float" office:value="0.336851787363581" calcext:value-type="float">
            <text:p>0.3368517874</text:p>
          </table:table-cell>
          <table:table-cell table:formula="of:=[.AI6]/[.AI1]" office:value-type="float" office:value="0.324302704636709" calcext:value-type="float">
            <text:p>0.3243027046</text:p>
          </table:table-cell>
          <table:table-cell table:formula="of:=[.AJ6]/[.AJ1]" office:value-type="float" office:value="0.322850742846399" calcext:value-type="float">
            <text:p>0.3228507428</text:p>
          </table:table-cell>
          <table:table-cell table:formula="of:=[.AK6]/[.AK1]" office:value-type="float" office:value="0.295049697389346" calcext:value-type="float">
            <text:p>0.2950496974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3571.5906" calcext:value-type="float">
            <text:p>3571.5906</text:p>
          </table:table-cell>
          <table:table-cell office:value-type="float" office:value="1995.9562380952" calcext:value-type="float">
            <text:p>1995.9562380952</text:p>
          </table:table-cell>
          <table:table-cell office:value-type="float" office:value="1172.4319047619" calcext:value-type="float">
            <text:p>1172.4319047619</text:p>
          </table:table-cell>
          <table:table-cell office:value-type="float" office:value="854.8378571429" calcext:value-type="float">
            <text:p>854.8378571429</text:p>
          </table:table-cell>
          <table:table-cell office:value-type="float" office:value="702.731047619" calcext:value-type="float">
            <text:p>702.731047619</text:p>
          </table:table-cell>
          <table:table-cell office:value-type="float" office:value="613.4070952381" calcext:value-type="float">
            <text:p>613.4070952381</text:p>
          </table:table-cell>
          <table:table-cell office:value-type="float" office:value="580.5357619048" calcext:value-type="float">
            <text:p>580.5357619048</text:p>
          </table:table-cell>
          <table:table-cell office:value-type="float" office:value="522.5040952381" calcext:value-type="float">
            <text:p>522.5040952381</text:p>
          </table:table-cell>
          <table:table-cell office:value-type="float" office:value="480.690952381" calcext:value-type="float">
            <text:p>480.690952381</text:p>
          </table:table-cell>
          <table:table-cell office:value-type="float" office:value="506.609" calcext:value-type="float">
            <text:p>506.609</text:p>
          </table:table-cell>
          <table:table-cell office:value-type="float" office:value="491.8355714286" calcext:value-type="float">
            <text:p>491.8355714286</text:p>
          </table:table-cell>
          <table:table-cell office:value-type="float" office:value="468.8350952381" calcext:value-type="float">
            <text:p>468.8350952381</text:p>
          </table:table-cell>
          <table:table-cell office:value-type="float" office:value="455.2710952381" calcext:value-type="float">
            <text:p>455.2710952381</text:p>
          </table:table-cell>
          <table:table-cell office:value-type="float" office:value="459.2987619048" calcext:value-type="float">
            <text:p>459.2987619048</text:p>
          </table:table-cell>
          <table:table-cell office:value-type="float" office:value="444.5834761905" calcext:value-type="float">
            <text:p>444.5834761905</text:p>
          </table:table-cell>
          <table:table-cell office:value-type="float" office:value="455.0252380952" calcext:value-type="float">
            <text:p>455.0252380952</text:p>
          </table:table-cell>
          <table:table-cell office:value-type="float" office:value="440.3101428571" calcext:value-type="float">
            <text:p>440.3101428571</text:p>
          </table:table-cell>
          <table:table-cell office:value-type="float" office:value="447.6352857143" calcext:value-type="float">
            <text:p>447.6352857143</text:p>
          </table:table-cell>
          <table:table-cell office:value-type="float" office:value="450.3525714286" calcext:value-type="float">
            <text:p>450.3525714286</text:p>
          </table:table-cell>
          <table:table-cell office:value-type="float" office:value="446.4705238095" calcext:value-type="float">
            <text:p>446.4705238095</text:p>
          </table:table-cell>
          <table:table-cell office:value-type="float" office:value="454.4465714286" calcext:value-type="float">
            <text:p>454.4465714286</text:p>
          </table:table-cell>
          <table:table-cell office:value-type="float" office:value="448.840047619" calcext:value-type="float">
            <text:p>448.840047619</text:p>
          </table:table-cell>
          <table:table-cell office:value-type="float" office:value="461.920047619" calcext:value-type="float">
            <text:p>461.920047619</text:p>
          </table:table-cell>
          <table:table-cell office:value-type="float" office:value="463.8446666667" calcext:value-type="float">
            <text:p>463.8446666667</text:p>
          </table:table-cell>
          <table:table-cell office:value-type="float" office:value="473.7398571429" calcext:value-type="float">
            <text:p>473.7398571429</text:p>
          </table:table-cell>
          <table:table-cell office:value-type="float" office:value="458.3524761905" calcext:value-type="float">
            <text:p>458.3524761905</text:p>
          </table:table-cell>
          <table:table-cell office:value-type="float" office:value="482.6252857143" calcext:value-type="float">
            <text:p>482.6252857143</text:p>
          </table:table-cell>
          <table:table-cell office:value-type="float" office:value="499.710952381" calcext:value-type="float">
            <text:p>499.710952381</text:p>
          </table:table-cell>
          <table:table-cell office:value-type="float" office:value="507.9281904762" calcext:value-type="float">
            <text:p>507.9281904762</text:p>
          </table:table-cell>
          <table:table-cell office:value-type="float" office:value="519.7423333333" calcext:value-type="float">
            <text:p>519.7423333333</text:p>
          </table:table-cell>
          <table:table-cell office:value-type="float" office:value="521.4974285714" calcext:value-type="float">
            <text:p>521.4974285714</text:p>
          </table:table-cell>
          <table:table-cell office:value-type="float" office:value="540.5135238095" calcext:value-type="float">
            <text:p>540.5135238095</text:p>
          </table:table-cell>
          <table:table-cell office:value-type="float" office:value="555.038952381" calcext:value-type="float">
            <text:p>555.038952381</text:p>
          </table:table-cell>
          <table:table-cell office:value-type="float" office:value="570.7448571429" calcext:value-type="float">
            <text:p>570.7448571429</text:p>
          </table:table-cell>
          <table:table-cell office:value-type="float" office:value="578.486952381" calcext:value-type="float">
            <text:p>578.486952381</text:p>
          </table:table-cell>
          <table:table-cell office:value-type="float" office:value="595.0011428571" calcext:value-type="float">
            <text:p>595.001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3604.977" calcext:value-type="float">
            <text:p>3604.977</text:p>
          </table:table-cell>
          <table:table-cell office:value-type="float" office:value="2017.797" calcext:value-type="float">
            <text:p>2017.797</text:p>
          </table:table-cell>
          <table:table-cell office:value-type="float" office:value="1463.958" calcext:value-type="float">
            <text:p>1463.958</text:p>
          </table:table-cell>
          <table:table-cell office:value-type="float" office:value="1069.368" calcext:value-type="float">
            <text:p>1069.368</text:p>
          </table:table-cell>
          <table:table-cell office:value-type="float" office:value="842.077" calcext:value-type="float">
            <text:p>842.077</text:p>
          </table:table-cell>
          <table:table-cell office:value-type="float" office:value="682.947" calcext:value-type="float">
            <text:p>682.947</text:p>
          </table:table-cell>
          <table:table-cell office:value-type="float" office:value="676.8" calcext:value-type="float">
            <text:p>676.8</text:p>
          </table:table-cell>
          <table:table-cell office:value-type="float" office:value="582.42" calcext:value-type="float">
            <text:p>582.42</text:p>
          </table:table-cell>
          <table:table-cell office:value-type="float" office:value="527.865" calcext:value-type="float">
            <text:p>527.865</text:p>
          </table:table-cell>
          <table:table-cell office:value-type="float" office:value="624.679" calcext:value-type="float">
            <text:p>624.679</text:p>
          </table:table-cell>
          <table:table-cell office:value-type="float" office:value="544.126" calcext:value-type="float">
            <text:p>544.126</text:p>
          </table:table-cell>
          <table:table-cell office:value-type="float" office:value="511.991" calcext:value-type="float">
            <text:p>511.991</text:p>
          </table:table-cell>
          <table:table-cell office:value-type="float" office:value="507.872" calcext:value-type="float">
            <text:p>507.872</text:p>
          </table:table-cell>
          <table:table-cell office:value-type="float" office:value="533.17" calcext:value-type="float">
            <text:p>533.17</text:p>
          </table:table-cell>
          <table:table-cell office:value-type="float" office:value="481.148" calcext:value-type="float">
            <text:p>481.148</text:p>
          </table:table-cell>
          <table:table-cell office:value-type="float" office:value="523.081" calcext:value-type="float">
            <text:p>523.081</text:p>
          </table:table-cell>
          <table:table-cell office:value-type="float" office:value="491.52" calcext:value-type="float">
            <text:p>491.52</text:p>
          </table:table-cell>
          <table:table-cell office:value-type="float" office:value="491.914" calcext:value-type="float">
            <text:p>491.914</text:p>
          </table:table-cell>
          <table:table-cell office:value-type="float" office:value="482.692" calcext:value-type="float">
            <text:p>482.692</text:p>
          </table:table-cell>
          <table:table-cell office:value-type="float" office:value="475.753" calcext:value-type="float">
            <text:p>475.753</text:p>
          </table:table-cell>
          <table:table-cell office:value-type="float" office:value="531.146" calcext:value-type="float">
            <text:p>531.146</text:p>
          </table:table-cell>
          <table:table-cell office:value-type="float" office:value="509.36" calcext:value-type="float">
            <text:p>509.36</text:p>
          </table:table-cell>
          <table:table-cell office:value-type="float" office:value="501.732" calcext:value-type="float">
            <text:p>501.732</text:p>
          </table:table-cell>
          <table:table-cell office:value-type="float" office:value="565.764" calcext:value-type="float">
            <text:p>565.764</text:p>
          </table:table-cell>
          <table:table-cell office:value-type="float" office:value="566.965" calcext:value-type="float">
            <text:p>566.965</text:p>
          </table:table-cell>
          <table:table-cell office:value-type="float" office:value="491.118" calcext:value-type="float">
            <text:p>491.118</text:p>
          </table:table-cell>
          <table:table-cell office:value-type="float" office:value="550.377" calcext:value-type="float">
            <text:p>550.377</text:p>
          </table:table-cell>
          <table:table-cell office:value-type="float" office:value="563.814" calcext:value-type="float">
            <text:p>563.814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590.227" calcext:value-type="float">
            <text:p>590.227</text:p>
          </table:table-cell>
          <table:table-cell office:value-type="float" office:value="600.171" calcext:value-type="float">
            <text:p>600.171</text:p>
          </table:table-cell>
          <table:table-cell office:value-type="float" office:value="642.97" calcext:value-type="float">
            <text:p>642.97</text:p>
          </table:table-cell>
          <table:table-cell office:value-type="float" office:value="611.304" calcext:value-type="float">
            <text:p>611.304</text:p>
          </table:table-cell>
          <table:table-cell office:value-type="float" office:value="633.007" calcext:value-type="float">
            <text:p>633.007</text:p>
          </table:table-cell>
          <table:table-cell office:value-type="float" office:value="682.785" calcext:value-type="float">
            <text:p>682.785</text:p>
          </table:table-cell>
          <table:table-cell office:value-type="float" office:value="743.279" calcext:value-type="float">
            <text:p>743.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3525.223" calcext:value-type="float">
            <text:p>3525.223</text:p>
          </table:table-cell>
          <table:table-cell office:value-type="float" office:value="1946.964" calcext:value-type="float">
            <text:p>1946.964</text:p>
          </table:table-cell>
          <table:table-cell office:value-type="float" office:value="1037.179" calcext:value-type="float">
            <text:p>1037.179</text:p>
          </table:table-cell>
          <table:table-cell office:value-type="float" office:value="708.756" calcext:value-type="float">
            <text:p>708.756</text:p>
          </table:table-cell>
          <table:table-cell office:value-type="float" office:value="606.73" calcext:value-type="float">
            <text:p>606.73</text:p>
          </table:table-cell>
          <table:table-cell office:value-type="float" office:value="517.638" calcext:value-type="float">
            <text:p>517.638</text:p>
          </table:table-cell>
          <table:table-cell office:value-type="float" office:value="524.292" calcext:value-type="float">
            <text:p>524.292</text:p>
          </table:table-cell>
          <table:table-cell office:value-type="float" office:value="471.313" calcext:value-type="float">
            <text:p>471.313</text:p>
          </table:table-cell>
          <table:table-cell office:value-type="float" office:value="443.972" calcext:value-type="float">
            <text:p>443.972</text:p>
          </table:table-cell>
          <table:table-cell office:value-type="float" office:value="443.387" calcext:value-type="float">
            <text:p>443.387</text:p>
          </table:table-cell>
          <table:table-cell office:value-type="float" office:value="457.455" calcext:value-type="float">
            <text:p>457.455</text:p>
          </table:table-cell>
          <table:table-cell office:value-type="float" office:value="408.249" calcext:value-type="float">
            <text:p>408.249</text:p>
          </table:table-cell>
          <table:table-cell office:value-type="float" office:value="412.121" calcext:value-type="float">
            <text:p>412.121</text:p>
          </table:table-cell>
          <table:table-cell office:value-type="float" office:value="420.742" calcext:value-type="float">
            <text:p>420.742</text:p>
          </table:table-cell>
          <table:table-cell office:value-type="float" office:value="401.648" calcext:value-type="float">
            <text:p>401.648</text:p>
          </table:table-cell>
          <table:table-cell office:value-type="float" office:value="400.441" calcext:value-type="float">
            <text:p>400.441</text:p>
          </table:table-cell>
          <table:table-cell office:value-type="float" office:value="402.538" calcext:value-type="float">
            <text:p>402.538</text:p>
          </table:table-cell>
          <table:table-cell office:value-type="float" office:value="400.521" calcext:value-type="float">
            <text:p>400.521</text:p>
          </table:table-cell>
          <table:table-cell office:value-type="float" office:value="410.25" calcext:value-type="float">
            <text:p>410.25</text:p>
          </table:table-cell>
          <table:table-cell office:value-type="float" office:value="381.221" calcext:value-type="float">
            <text:p>381.221</text:p>
          </table:table-cell>
          <table:table-cell office:value-type="float" office:value="364.419" calcext:value-type="float">
            <text:p>364.419</text:p>
          </table:table-cell>
          <table:table-cell office:value-type="float" office:value="378.999" calcext:value-type="float">
            <text:p>378.999</text:p>
          </table:table-cell>
          <table:table-cell office:value-type="float" office:value="408.086" calcext:value-type="float">
            <text:p>408.086</text:p>
          </table:table-cell>
          <table:table-cell office:value-type="float" office:value="396.619" calcext:value-type="float">
            <text:p>396.619</text:p>
          </table:table-cell>
          <table:table-cell office:value-type="float" office:value="424.484" calcext:value-type="float">
            <text:p>424.484</text:p>
          </table:table-cell>
          <table:table-cell office:value-type="float" office:value="428.531" calcext:value-type="float">
            <text:p>428.531</text:p>
          </table:table-cell>
          <table:table-cell office:value-type="float" office:value="390.595" calcext:value-type="float">
            <text:p>390.595</text:p>
          </table:table-cell>
          <table:table-cell office:value-type="float" office:value="453.734" calcext:value-type="float">
            <text:p>453.734</text:p>
          </table:table-cell>
          <table:table-cell office:value-type="float" office:value="448.27" calcext:value-type="float">
            <text:p>448.27</text:p>
          </table:table-cell>
          <table:table-cell office:value-type="float" office:value="477.714" calcext:value-type="float">
            <text:p>477.714</text:p>
          </table:table-cell>
          <table:table-cell office:value-type="float" office:value="463.729" calcext:value-type="float">
            <text:p>463.729</text:p>
          </table:table-cell>
          <table:table-cell office:value-type="float" office:value="463.942" calcext:value-type="float">
            <text:p>463.942</text:p>
          </table:table-cell>
          <table:table-cell office:value-type="float" office:value="507.138" calcext:value-type="float">
            <text:p>507.138</text:p>
          </table:table-cell>
          <table:table-cell office:value-type="float" office:value="493.603" calcext:value-type="float">
            <text:p>493.603</text:p>
          </table:table-cell>
          <table:table-cell office:value-type="float" office:value="510.01" calcext:value-type="float">
            <text:p>510.01</text:p>
          </table:table-cell>
          <table:table-cell office:value-type="float" office:value="534.925" calcext:value-type="float">
            <text:p>534.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9.2451813611" calcext:value-type="float">
            <text:p>19.2451813611</text:p>
          </table:table-cell>
          <table:table-cell office:value-type="float" office:value="12.8856715033" calcext:value-type="float">
            <text:p>12.8856715033</text:p>
          </table:table-cell>
          <table:table-cell office:value-type="float" office:value="112.1405866308" calcext:value-type="float">
            <text:p>112.1405866308</text:p>
          </table:table-cell>
          <table:table-cell office:value-type="float" office:value="111.6505312452" calcext:value-type="float">
            <text:p>111.6505312452</text:p>
          </table:table-cell>
          <table:table-cell office:value-type="float" office:value="53.6241301006" calcext:value-type="float">
            <text:p>53.6241301006</text:p>
          </table:table-cell>
          <table:table-cell office:value-type="float" office:value="39.6862299707" calcext:value-type="float">
            <text:p>39.6862299707</text:p>
          </table:table-cell>
          <table:table-cell office:value-type="float" office:value="42.5190377971" calcext:value-type="float">
            <text:p>42.5190377971</text:p>
          </table:table-cell>
          <table:table-cell office:value-type="float" office:value="35.8018670783" calcext:value-type="float">
            <text:p>35.8018670783</text:p>
          </table:table-cell>
          <table:table-cell office:value-type="float" office:value="22.7967984035" calcext:value-type="float">
            <text:p>22.7967984035</text:p>
          </table:table-cell>
          <table:table-cell office:value-type="float" office:value="39.3337308236" calcext:value-type="float">
            <text:p>39.3337308236</text:p>
          </table:table-cell>
          <table:table-cell office:value-type="float" office:value="24.6146069674" calcext:value-type="float">
            <text:p>24.6146069674</text:p>
          </table:table-cell>
          <table:table-cell office:value-type="float" office:value="25.8051523923" calcext:value-type="float">
            <text:p>25.8051523923</text:p>
          </table:table-cell>
          <table:table-cell office:value-type="float" office:value="25.0297488999" calcext:value-type="float">
            <text:p>25.0297488999</text:p>
          </table:table-cell>
          <table:table-cell office:value-type="float" office:value="28.3671649287" calcext:value-type="float">
            <text:p>28.3671649287</text:p>
          </table:table-cell>
          <table:table-cell office:value-type="float" office:value="24.0510623188" calcext:value-type="float">
            <text:p>24.0510623188</text:p>
          </table:table-cell>
          <table:table-cell office:value-type="float" office:value="33.1690302887" calcext:value-type="float">
            <text:p>33.1690302887</text:p>
          </table:table-cell>
          <table:table-cell office:value-type="float" office:value="26.6144094642" calcext:value-type="float">
            <text:p>26.6144094642</text:p>
          </table:table-cell>
          <table:table-cell office:value-type="float" office:value="28.2010748557" calcext:value-type="float">
            <text:p>28.2010748557</text:p>
          </table:table-cell>
          <table:table-cell office:value-type="float" office:value="23.6627251972" calcext:value-type="float">
            <text:p>23.6627251972</text:p>
          </table:table-cell>
          <table:table-cell office:value-type="float" office:value="24.6572626656" calcext:value-type="float">
            <text:p>24.6572626656</text:p>
          </table:table-cell>
          <table:table-cell office:value-type="float" office:value="34.1566851035" calcext:value-type="float">
            <text:p>34.1566851035</text:p>
          </table:table-cell>
          <table:table-cell office:value-type="float" office:value="31.3494626198" calcext:value-type="float">
            <text:p>31.3494626198</text:p>
          </table:table-cell>
          <table:table-cell office:value-type="float" office:value="24.8205859167" calcext:value-type="float">
            <text:p>24.8205859167</text:p>
          </table:table-cell>
          <table:table-cell office:value-type="float" office:value="40.3961372687" calcext:value-type="float">
            <text:p>40.3961372687</text:p>
          </table:table-cell>
          <table:table-cell office:value-type="float" office:value="37.8078629894" calcext:value-type="float">
            <text:p>37.8078629894</text:p>
          </table:table-cell>
          <table:table-cell office:value-type="float" office:value="20.105772971" calcext:value-type="float">
            <text:p>20.105772971</text:p>
          </table:table-cell>
          <table:table-cell office:value-type="float" office:value="35.8939646405" calcext:value-type="float">
            <text:p>35.8939646405</text:p>
          </table:table-cell>
          <table:table-cell office:value-type="float" office:value="30.0522264108" calcext:value-type="float">
            <text:p>30.0522264108</text:p>
          </table:table-cell>
          <table:table-cell office:value-type="float" office:value="34.0448383454" calcext:value-type="float">
            <text:p>34.0448383454</text:p>
          </table:table-cell>
          <table:table-cell office:value-type="float" office:value="34.1796632463" calcext:value-type="float">
            <text:p>34.1796632463</text:p>
          </table:table-cell>
          <table:table-cell office:value-type="float" office:value="31.0838845973" calcext:value-type="float">
            <text:p>31.0838845973</text:p>
          </table:table-cell>
          <table:table-cell office:value-type="float" office:value="40.8455984466" calcext:value-type="float">
            <text:p>40.8455984466</text:p>
          </table:table-cell>
          <table:table-cell office:value-type="float" office:value="29.6284208278" calcext:value-type="float">
            <text:p>29.6284208278</text:p>
          </table:table-cell>
          <table:table-cell office:value-type="float" office:value="30.3583427846" calcext:value-type="float">
            <text:p>30.3583427846</text:p>
          </table:table-cell>
          <table:table-cell office:value-type="float" office:value="40.9721271323" calcext:value-type="float">
            <text:p>40.9721271323</text:p>
          </table:table-cell>
          <table:table-cell office:value-type="float" office:value="45.2884066316" calcext:value-type="float">
            <text:p>45.288406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16]/[.B9]" office:value-type="float" office:value="0.959292394822632" calcext:value-type="float">
            <text:p>0.9592923948</text:p>
          </table:table-cell>
          <table:table-cell table:formula="of:=[.B16]/[.C9]" office:value-type="float" office:value="1.71657055130113" calcext:value-type="float">
            <text:p>1.7165705513</text:p>
          </table:table-cell>
          <table:table-cell table:formula="of:=[.B16]/[.D9]" office:value-type="float" office:value="2.92230165870128" calcext:value-type="float">
            <text:p>2.9223016587</text:p>
          </table:table-cell>
          <table:table-cell table:formula="of:=[.B16]/[.E9]" office:value-type="float" office:value="4.00801119343414" calcext:value-type="float">
            <text:p>4.0080111934</text:p>
          </table:table-cell>
          <table:table-cell table:formula="of:=[.B16]/[.F9]" office:value-type="float" office:value="4.87554906191876" calcext:value-type="float">
            <text:p>4.8755490619</text:p>
          </table:table-cell>
          <table:table-cell table:formula="of:=[.B16]/[.G9]" office:value-type="float" office:value="5.58552342579293" calcext:value-type="float">
            <text:p>5.5855234258</text:p>
          </table:table-cell>
          <table:table-cell table:formula="of:=[.B16]/[.H9]" office:value-type="float" office:value="5.90178921752946" calcext:value-type="float">
            <text:p>5.9017892175</text:p>
          </table:table-cell>
          <table:table-cell table:formula="of:=[.B16]/[.I9]" office:value-type="float" office:value="6.55726860559574" calcext:value-type="float">
            <text:p>6.5572686056</text:p>
          </table:table-cell>
          <table:table-cell table:formula="of:=[.B16]/[.J9]" office:value-type="float" office:value="7.12765589414374" calcext:value-type="float">
            <text:p>7.1276558941</text:p>
          </table:table-cell>
          <table:table-cell table:formula="of:=[.B16]/[.K9]" office:value-type="float" office:value="6.76300598686561" calcext:value-type="float">
            <text:p>6.7630059869</text:p>
          </table:table-cell>
          <table:table-cell table:formula="of:=[.B16]/[.L9]" office:value-type="float" office:value="6.96614864607731" calcext:value-type="float">
            <text:p>6.9661486461</text:p>
          </table:table-cell>
          <table:table-cell table:formula="of:=[.B16]/[.M9]" office:value-type="float" office:value="7.3078993761335" calcext:value-type="float">
            <text:p>7.3078993761</text:p>
          </table:table-cell>
          <table:table-cell table:formula="of:=[.B16]/[.N9]" office:value-type="float" office:value="7.52562536000259" calcext:value-type="float">
            <text:p>7.52562536</text:p>
          </table:table-cell>
          <table:table-cell table:formula="of:=[.B16]/[.O9]" office:value-type="float" office:value="7.45963190884925" calcext:value-type="float">
            <text:p>7.4596319088</text:p>
          </table:table-cell>
          <table:table-cell table:formula="of:=[.B16]/[.P9]" office:value-type="float" office:value="7.7065385545996" calcext:value-type="float">
            <text:p>7.7065385546</text:p>
          </table:table-cell>
          <table:table-cell table:formula="of:=[.B16]/[.Q9]" office:value-type="float" office:value="7.52969157126879" calcext:value-type="float">
            <text:p>7.5296915713</text:p>
          </table:table-cell>
          <table:table-cell table:formula="of:=[.B16]/[.R9]" office:value-type="float" office:value="7.78133267103037" calcext:value-type="float">
            <text:p>7.781332671</text:p>
          </table:table-cell>
          <table:table-cell table:formula="of:=[.B16]/[.S9]" office:value-type="float" office:value="7.6539982645308" calcext:value-type="float">
            <text:p>7.6539982645</text:p>
          </table:table-cell>
          <table:table-cell table:formula="of:=[.B16]/[.T9]" office:value-type="float" office:value="7.60781644730366" calcext:value-type="float">
            <text:p>7.6078164473</text:p>
          </table:table-cell>
          <table:table-cell table:formula="of:=[.B16]/[.U9]" office:value-type="float" office:value="7.67396617981861" calcext:value-type="float">
            <text:p>7.6739661798</text:p>
          </table:table-cell>
          <table:table-cell table:formula="of:=[.B16]/[.V9]" office:value-type="float" office:value="7.53927945639327" calcext:value-type="float">
            <text:p>7.5392794564</text:p>
          </table:table-cell>
          <table:table-cell table:formula="of:=[.B16]/[.W9]" office:value-type="float" office:value="7.63345365052707" calcext:value-type="float">
            <text:p>7.6334536505</text:p>
          </table:table-cell>
          <table:table-cell table:formula="of:=[.B16]/[.X9]" office:value-type="float" office:value="7.41730028315634" calcext:value-type="float">
            <text:p>7.4173002832</text:p>
          </table:table-cell>
          <table:table-cell table:formula="of:=[.B16]/[.Y9]" office:value-type="float" office:value="7.386523865029" calcext:value-type="float">
            <text:p>7.386523865</text:p>
          </table:table-cell>
          <table:table-cell table:formula="of:=[.B16]/[.Z9]" office:value-type="float" office:value="7.23223863971089" calcext:value-type="float">
            <text:p>7.2322386397</text:p>
          </table:table-cell>
          <table:table-cell table:formula="of:=[.B16]/[.AA9]" office:value-type="float" office:value="7.4750325960408" calcext:value-type="float">
            <text:p>7.475032596</text:p>
          </table:table-cell>
          <table:table-cell table:formula="of:=[.B16]/[.AB9]" office:value-type="float" office:value="7.09908867482797" calcext:value-type="float">
            <text:p>7.0990886748</text:p>
          </table:table-cell>
          <table:table-cell table:formula="of:=[.B16]/[.AC9]" office:value-type="float" office:value="6.85636303081812" calcext:value-type="float">
            <text:p>6.8563630308</text:p>
          </table:table-cell>
          <table:table-cell table:formula="of:=[.B16]/[.AD9]" office:value-type="float" office:value="6.74544111597315" calcext:value-type="float">
            <text:p>6.745441116</text:p>
          </table:table-cell>
          <table:table-cell table:formula="of:=[.B16]/[.AE9]" office:value-type="float" office:value="6.59211205296" calcext:value-type="float">
            <text:p>6.592112053</text:p>
          </table:table-cell>
          <table:table-cell table:formula="of:=[.B16]/[.AF9]" office:value-type="float" office:value="6.56992635493103" calcext:value-type="float">
            <text:p>6.5699263549</text:p>
          </table:table-cell>
          <table:table-cell table:formula="of:=[.B16]/[.AG9]" office:value-type="float" office:value="6.33878626357467" calcext:value-type="float">
            <text:p>6.3387862636</text:p>
          </table:table-cell>
          <table:table-cell table:formula="of:=[.B16]/[.AH9]" office:value-type="float" office:value="6.17289955110777" calcext:value-type="float">
            <text:p>6.1728995511</text:p>
          </table:table-cell>
          <table:table-cell table:formula="of:=[.B16]/[.AI9]" office:value-type="float" office:value="6.00303210291068" calcext:value-type="float">
            <text:p>6.0030321029</text:p>
          </table:table-cell>
          <table:table-cell table:formula="of:=[.B16]/[.AJ9]" office:value-type="float" office:value="5.92269140366619" calcext:value-type="float">
            <text:p>5.9226914037</text:p>
          </table:table-cell>
          <table:table-cell table:formula="of:=[.B16]/[.AK9]" office:value-type="float" office:value="5.75830776315477" calcext:value-type="float">
            <text:p>5.7583077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13]/[.B1]" office:value-type="float" office:value="0.959292394822632" calcext:value-type="float">
            <text:p>0.9592923948</text:p>
          </table:table-cell>
          <table:table-cell table:formula="of:=[.C13]/[.C1]" office:value-type="float" office:value="0.858285275650563" calcext:value-type="float">
            <text:p>0.8582852757</text:p>
          </table:table-cell>
          <table:table-cell table:formula="of:=[.D13]/[.D1]" office:value-type="float" office:value="0.974100552900426" calcext:value-type="float">
            <text:p>0.9741005529</text:p>
          </table:table-cell>
          <table:table-cell table:formula="of:=[.E13]/[.E1]" office:value-type="float" office:value="1.00200279835854" calcext:value-type="float">
            <text:p>1.0020027984</text:p>
          </table:table-cell>
          <table:table-cell table:formula="of:=[.F13]/[.F1]" office:value-type="float" office:value="0.975109812383751" calcext:value-type="float">
            <text:p>0.9751098124</text:p>
          </table:table-cell>
          <table:table-cell table:formula="of:=[.G13]/[.G1]" office:value-type="float" office:value="0.930920570965488" calcext:value-type="float">
            <text:p>0.930920571</text:p>
          </table:table-cell>
          <table:table-cell table:formula="of:=[.H13]/[.H1]" office:value-type="float" office:value="0.843112745361352" calcext:value-type="float">
            <text:p>0.8431127454</text:p>
          </table:table-cell>
          <table:table-cell table:formula="of:=[.I13]/[.I1]" office:value-type="float" office:value="0.819658575699468" calcext:value-type="float">
            <text:p>0.8196585757</text:p>
          </table:table-cell>
          <table:table-cell table:formula="of:=[.J13]/[.J1]" office:value-type="float" office:value="0.791961766015971" calcext:value-type="float">
            <text:p>0.791961766</text:p>
          </table:table-cell>
          <table:table-cell table:formula="of:=[.K13]/[.K1]" office:value-type="float" office:value="0.676300598686561" calcext:value-type="float">
            <text:p>0.6763005987</text:p>
          </table:table-cell>
          <table:table-cell table:formula="of:=[.L13]/[.L1]" office:value-type="float" office:value="0.633286240552482" calcext:value-type="float">
            <text:p>0.6332862406</text:p>
          </table:table-cell>
          <table:table-cell table:formula="of:=[.M13]/[.M1]" office:value-type="float" office:value="0.608991614677792" calcext:value-type="float">
            <text:p>0.6089916147</text:p>
          </table:table-cell>
          <table:table-cell table:formula="of:=[.N13]/[.N1]" office:value-type="float" office:value="0.578894258461738" calcext:value-type="float">
            <text:p>0.5788942585</text:p>
          </table:table-cell>
          <table:table-cell table:formula="of:=[.O13]/[.O1]" office:value-type="float" office:value="0.532830850632089" calcext:value-type="float">
            <text:p>0.5328308506</text:p>
          </table:table-cell>
          <table:table-cell table:formula="of:=[.P13]/[.P1]" office:value-type="float" office:value="0.513769236973306" calcext:value-type="float">
            <text:p>0.513769237</text:p>
          </table:table-cell>
          <table:table-cell table:formula="of:=[.Q13]/[.Q1]" office:value-type="float" office:value="0.470605723204299" calcext:value-type="float">
            <text:p>0.4706057232</text:p>
          </table:table-cell>
          <table:table-cell table:formula="of:=[.R13]/[.R1]" office:value-type="float" office:value="0.45772545123708" calcext:value-type="float">
            <text:p>0.4577254512</text:p>
          </table:table-cell>
          <table:table-cell table:formula="of:=[.S13]/[.S1]" office:value-type="float" office:value="0.425222125807267" calcext:value-type="float">
            <text:p>0.4252221258</text:p>
          </table:table-cell>
          <table:table-cell table:formula="of:=[.T13]/[.T1]" office:value-type="float" office:value="0.400411391963351" calcext:value-type="float">
            <text:p>0.400411392</text:p>
          </table:table-cell>
          <table:table-cell table:formula="of:=[.U13]/[.U1]" office:value-type="float" office:value="0.38369830899093" calcext:value-type="float">
            <text:p>0.383698309</text:p>
          </table:table-cell>
          <table:table-cell table:formula="of:=[.V13]/[.V1]" office:value-type="float" office:value="0.359013307447298" calcext:value-type="float">
            <text:p>0.3590133074</text:p>
          </table:table-cell>
          <table:table-cell table:formula="of:=[.W13]/[.W1]" office:value-type="float" office:value="0.346975165933049" calcext:value-type="float">
            <text:p>0.3469751659</text:p>
          </table:table-cell>
          <table:table-cell table:formula="of:=[.X13]/[.X1]" office:value-type="float" office:value="0.322491316658971" calcext:value-type="float">
            <text:p>0.3224913167</text:p>
          </table:table-cell>
          <table:table-cell table:formula="of:=[.Y13]/[.Y1]" office:value-type="float" office:value="0.307771827709542" calcext:value-type="float">
            <text:p>0.3077718277</text:p>
          </table:table-cell>
          <table:table-cell table:formula="of:=[.Z13]/[.Z1]" office:value-type="float" office:value="0.289289545588436" calcext:value-type="float">
            <text:p>0.2892895456</text:p>
          </table:table-cell>
          <table:table-cell table:formula="of:=[.AA13]/[.AA1]" office:value-type="float" office:value="0.287501253693877" calcext:value-type="float">
            <text:p>0.2875012537</text:p>
          </table:table-cell>
          <table:table-cell table:formula="of:=[.AB13]/[.AB1]" office:value-type="float" office:value="0.262929210178814" calcext:value-type="float">
            <text:p>0.2629292102</text:p>
          </table:table-cell>
          <table:table-cell table:formula="of:=[.AC13]/[.AC1]" office:value-type="float" office:value="0.244870108243504" calcext:value-type="float">
            <text:p>0.2448701082</text:p>
          </table:table-cell>
          <table:table-cell table:formula="of:=[.AD13]/[.AD1]" office:value-type="float" office:value="0.232601417792177" calcext:value-type="float">
            <text:p>0.2326014178</text:p>
          </table:table-cell>
          <table:table-cell table:formula="of:=[.AE13]/[.AE1]" office:value-type="float" office:value="0.219737068432" calcext:value-type="float">
            <text:p>0.2197370684</text:p>
          </table:table-cell>
          <table:table-cell table:formula="of:=[.AF13]/[.AF1]" office:value-type="float" office:value="0.211933108223581" calcext:value-type="float">
            <text:p>0.2119331082</text:p>
          </table:table-cell>
          <table:table-cell table:formula="of:=[.AG13]/[.AG1]" office:value-type="float" office:value="0.198087070736709" calcext:value-type="float">
            <text:p>0.1980870707</text:p>
          </table:table-cell>
          <table:table-cell table:formula="of:=[.AH13]/[.AH1]" office:value-type="float" office:value="0.187057562154781" calcext:value-type="float">
            <text:p>0.1870575622</text:p>
          </table:table-cell>
          <table:table-cell table:formula="of:=[.AI13]/[.AI1]" office:value-type="float" office:value="0.176559767732667" calcext:value-type="float">
            <text:p>0.1765597677</text:p>
          </table:table-cell>
          <table:table-cell table:formula="of:=[.AJ13]/[.AJ1]" office:value-type="float" office:value="0.169219754390463" calcext:value-type="float">
            <text:p>0.1692197544</text:p>
          </table:table-cell>
          <table:table-cell table:formula="of:=[.AK13]/[.AK1]" office:value-type="float" office:value="0.159952993420966" calcext:value-type="float">
            <text:p>0.1599529934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3426.1997" calcext:value-type="float">
            <text:p>3426.1997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1:16:06.7755329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20:10.527857190</dc:date>
    <meta:editing-duration>PT31M55S</meta:editing-duration>
    <meta:editing-cycles>9</meta:editing-cycles>
    <meta:generator>LibreOffice/5.1.4.2$Linux_X86_64 LibreOffice_project/10m0$Build-2</meta:generator>
    <meta:document-statistic meta:table-count="1" meta:cell-count="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" chart:data-source-has-labels="both" svg:x="1.471cm" svg:y="0.255cm" svg:width="18.295cm" svg:height="12.267cm">
          <chartooo:coordinate-region svg:x="2.463cm" svg:y="0.455cm" svg:width="17.116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2:all.AK2" chart:label-cell-address="all.A2:all.A2" chart:class="chart:line">
            <chart:data-point chart:repeated="36"/>
          </chart:series>
          <chart:series chart:style-name="ch10" chart:values-cell-range-address="all.B9:all.AK9" chart:label-cell-address="all.A9:all.A9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3791.7097">
                <text:p>3791.7097</text:p>
                <draw:g>
                  <svg:desc>all.B2:all.AK2</svg:desc>
                </draw:g>
              </table:table-cell>
              <table:table-cell office:value-type="float" office:value="1959.3040952381">
                <text:p>1959.3040952381</text:p>
              </table:table-cell>
              <table:table-cell office:value-type="float" office:value="1414.5481904762">
                <text:p>1414.5481904762</text:p>
              </table:table-cell>
              <table:table-cell office:value-type="float" office:value="1073.0058571429">
                <text:p>1073.0058571429</text:p>
              </table:table-cell>
              <table:table-cell office:value-type="float" office:value="904.6086666667">
                <text:p>904.6086666667</text:p>
              </table:table-cell>
              <table:table-cell office:value-type="float" office:value="763.122047619">
                <text:p>763.122047619</text:p>
              </table:table-cell>
              <table:table-cell office:value-type="float" office:value="655.8933809524">
                <text:p>655.8933809524</text:p>
              </table:table-cell>
              <table:table-cell office:value-type="float" office:value="572.868">
                <text:p>572.868</text:p>
              </table:table-cell>
              <table:table-cell office:value-type="float" office:value="516.203">
                <text:p>516.203</text:p>
              </table:table-cell>
              <table:table-cell office:value-type="float" office:value="483.9210952381">
                <text:p>483.9210952381</text:p>
              </table:table-cell>
              <table:table-cell office:value-type="float" office:value="471.6738571429">
                <text:p>471.6738571429</text:p>
              </table:table-cell>
              <table:table-cell office:value-type="float" office:value="440.3983809524">
                <text:p>440.3983809524</text:p>
              </table:table-cell>
              <table:table-cell office:value-type="float" office:value="425.5179047619">
                <text:p>425.5179047619</text:p>
              </table:table-cell>
              <table:table-cell office:value-type="float" office:value="407.0496190476">
                <text:p>407.0496190476</text:p>
              </table:table-cell>
              <table:table-cell office:value-type="float" office:value="404.8845714286">
                <text:p>404.8845714286</text:p>
              </table:table-cell>
              <table:table-cell office:value-type="float" office:value="379.1306190476">
                <text:p>379.1306190476</text:p>
              </table:table-cell>
              <table:table-cell office:value-type="float" office:value="374.4035714286">
                <text:p>374.4035714286</text:p>
              </table:table-cell>
              <table:table-cell office:value-type="float" office:value="363.5644285714">
                <text:p>363.5644285714</text:p>
              </table:table-cell>
              <table:table-cell office:value-type="float" office:value="352.7896666667">
                <text:p>352.7896666667</text:p>
              </table:table-cell>
              <table:table-cell office:value-type="float" office:value="350.5888571429">
                <text:p>350.5888571429</text:p>
              </table:table-cell>
              <table:table-cell office:value-type="float" office:value="348.4118095238">
                <text:p>348.4118095238</text:p>
              </table:table-cell>
              <table:table-cell office:value-type="float" office:value="326.2407619048">
                <text:p>326.2407619048</text:p>
              </table:table-cell>
              <table:table-cell office:value-type="float" office:value="355.5894761905">
                <text:p>355.5894761905</text:p>
              </table:table-cell>
              <table:table-cell office:value-type="float" office:value="312.2041428571">
                <text:p>312.2041428571</text:p>
              </table:table-cell>
              <table:table-cell office:value-type="float" office:value="328.396">
                <text:p>328.396</text:p>
              </table:table-cell>
              <table:table-cell office:value-type="float" office:value="320.3553333333">
                <text:p>320.3553333333</text:p>
              </table:table-cell>
              <table:table-cell office:value-type="float" office:value="323.7824761905">
                <text:p>323.7824761905</text:p>
              </table:table-cell>
              <table:table-cell office:value-type="float" office:value="315.7424285714">
                <text:p>315.7424285714</text:p>
              </table:table-cell>
              <table:table-cell office:value-type="float" office:value="321.6716666667">
                <text:p>321.6716666667</text:p>
              </table:table-cell>
              <table:table-cell office:value-type="float" office:value="307.8028571429">
                <text:p>307.8028571429</text:p>
              </table:table-cell>
              <table:table-cell office:value-type="float" office:value="306.4232857143">
                <text:p>306.4232857143</text:p>
              </table:table-cell>
              <table:table-cell office:value-type="float" office:value="305.9162857143">
                <text:p>305.9162857143</text:p>
              </table:table-cell>
              <table:table-cell office:value-type="float" office:value="308.2193333333">
                <text:p>308.2193333333</text:p>
              </table:table-cell>
              <table:table-cell office:value-type="float" office:value="310.73">
                <text:p>310.73</text:p>
              </table:table-cell>
              <table:table-cell office:value-type="float" office:value="303.2095238095">
                <text:p>303.2095238095</text:p>
              </table:table-cell>
              <table:table-cell office:value-type="float" office:value="322.5633333333">
                <text:p>322.5633333333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3571.5906">
                <text:p>3571.5906</text:p>
                <draw:g>
                  <svg:desc>all.B9:all.AK9</svg:desc>
                </draw:g>
              </table:table-cell>
              <table:table-cell office:value-type="float" office:value="1995.9562380952">
                <text:p>1995.9562380952</text:p>
              </table:table-cell>
              <table:table-cell office:value-type="float" office:value="1172.4319047619">
                <text:p>1172.4319047619</text:p>
              </table:table-cell>
              <table:table-cell office:value-type="float" office:value="854.8378571429">
                <text:p>854.8378571429</text:p>
              </table:table-cell>
              <table:table-cell office:value-type="float" office:value="702.731047619">
                <text:p>702.731047619</text:p>
              </table:table-cell>
              <table:table-cell office:value-type="float" office:value="613.4070952381">
                <text:p>613.4070952381</text:p>
              </table:table-cell>
              <table:table-cell office:value-type="float" office:value="580.5357619048">
                <text:p>580.5357619048</text:p>
              </table:table-cell>
              <table:table-cell office:value-type="float" office:value="522.5040952381">
                <text:p>522.5040952381</text:p>
              </table:table-cell>
              <table:table-cell office:value-type="float" office:value="480.690952381">
                <text:p>480.690952381</text:p>
              </table:table-cell>
              <table:table-cell office:value-type="float" office:value="506.609">
                <text:p>506.609</text:p>
              </table:table-cell>
              <table:table-cell office:value-type="float" office:value="491.8355714286">
                <text:p>491.8355714286</text:p>
              </table:table-cell>
              <table:table-cell office:value-type="float" office:value="468.8350952381">
                <text:p>468.8350952381</text:p>
              </table:table-cell>
              <table:table-cell office:value-type="float" office:value="455.2710952381">
                <text:p>455.2710952381</text:p>
              </table:table-cell>
              <table:table-cell office:value-type="float" office:value="459.2987619048">
                <text:p>459.2987619048</text:p>
              </table:table-cell>
              <table:table-cell office:value-type="float" office:value="444.5834761905">
                <text:p>444.5834761905</text:p>
              </table:table-cell>
              <table:table-cell office:value-type="float" office:value="455.0252380952">
                <text:p>455.0252380952</text:p>
              </table:table-cell>
              <table:table-cell office:value-type="float" office:value="440.3101428571">
                <text:p>440.3101428571</text:p>
              </table:table-cell>
              <table:table-cell office:value-type="float" office:value="447.6352857143">
                <text:p>447.6352857143</text:p>
              </table:table-cell>
              <table:table-cell office:value-type="float" office:value="450.3525714286">
                <text:p>450.3525714286</text:p>
              </table:table-cell>
              <table:table-cell office:value-type="float" office:value="446.4705238095">
                <text:p>446.4705238095</text:p>
              </table:table-cell>
              <table:table-cell office:value-type="float" office:value="454.4465714286">
                <text:p>454.4465714286</text:p>
              </table:table-cell>
              <table:table-cell office:value-type="float" office:value="448.840047619">
                <text:p>448.840047619</text:p>
              </table:table-cell>
              <table:table-cell office:value-type="float" office:value="461.920047619">
                <text:p>461.920047619</text:p>
              </table:table-cell>
              <table:table-cell office:value-type="float" office:value="463.8446666667">
                <text:p>463.8446666667</text:p>
              </table:table-cell>
              <table:table-cell office:value-type="float" office:value="473.7398571429">
                <text:p>473.7398571429</text:p>
              </table:table-cell>
              <table:table-cell office:value-type="float" office:value="458.3524761905">
                <text:p>458.3524761905</text:p>
              </table:table-cell>
              <table:table-cell office:value-type="float" office:value="482.6252857143">
                <text:p>482.6252857143</text:p>
              </table:table-cell>
              <table:table-cell office:value-type="float" office:value="499.710952381">
                <text:p>499.710952381</text:p>
              </table:table-cell>
              <table:table-cell office:value-type="float" office:value="507.9281904762">
                <text:p>507.9281904762</text:p>
              </table:table-cell>
              <table:table-cell office:value-type="float" office:value="519.7423333333">
                <text:p>519.7423333333</text:p>
              </table:table-cell>
              <table:table-cell office:value-type="float" office:value="521.4974285714">
                <text:p>521.4974285714</text:p>
              </table:table-cell>
              <table:table-cell office:value-type="float" office:value="540.5135238095">
                <text:p>540.5135238095</text:p>
              </table:table-cell>
              <table:table-cell office:value-type="float" office:value="555.038952381">
                <text:p>555.038952381</text:p>
              </table:table-cell>
              <table:table-cell office:value-type="float" office:value="570.7448571429">
                <text:p>570.7448571429</text:p>
              </table:table-cell>
              <table:table-cell office:value-type="float" office:value="578.486952381">
                <text:p>578.486952381</text:p>
              </table:table-cell>
              <table:table-cell office:value-type="float" office:value="595.0011428571">
                <text:p>595.0011428571</text:p>
              </table:table-cell>
            </table:table-row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3791.7097">
                <text:p>3791.7097</text:p>
                <draw:g>
                  <svg:desc>all.B2:all.AK2</svg:desc>
                </draw:g>
              </table:table-cell>
              <table:table-cell office:value-type="float" office:value="1959.3040952381">
                <text:p>1959.3040952381</text:p>
              </table:table-cell>
              <table:table-cell office:value-type="float" office:value="1414.5481904762">
                <text:p>1414.5481904762</text:p>
              </table:table-cell>
              <table:table-cell office:value-type="float" office:value="1073.0058571429">
                <text:p>1073.0058571429</text:p>
              </table:table-cell>
              <table:table-cell office:value-type="float" office:value="904.6086666667">
                <text:p>904.6086666667</text:p>
              </table:table-cell>
              <table:table-cell office:value-type="float" office:value="763.122047619">
                <text:p>763.122047619</text:p>
              </table:table-cell>
              <table:table-cell office:value-type="float" office:value="655.8933809524">
                <text:p>655.8933809524</text:p>
              </table:table-cell>
              <table:table-cell office:value-type="float" office:value="572.868">
                <text:p>572.868</text:p>
              </table:table-cell>
              <table:table-cell office:value-type="float" office:value="516.203">
                <text:p>516.203</text:p>
              </table:table-cell>
              <table:table-cell office:value-type="float" office:value="483.9210952381">
                <text:p>483.9210952381</text:p>
              </table:table-cell>
              <table:table-cell office:value-type="float" office:value="471.6738571429">
                <text:p>471.6738571429</text:p>
              </table:table-cell>
              <table:table-cell office:value-type="float" office:value="440.3983809524">
                <text:p>440.3983809524</text:p>
              </table:table-cell>
              <table:table-cell office:value-type="float" office:value="425.5179047619">
                <text:p>425.5179047619</text:p>
              </table:table-cell>
              <table:table-cell office:value-type="float" office:value="407.0496190476">
                <text:p>407.0496190476</text:p>
              </table:table-cell>
              <table:table-cell office:value-type="float" office:value="404.8845714286">
                <text:p>404.8845714286</text:p>
              </table:table-cell>
              <table:table-cell office:value-type="float" office:value="379.1306190476">
                <text:p>379.1306190476</text:p>
              </table:table-cell>
              <table:table-cell office:value-type="float" office:value="374.4035714286">
                <text:p>374.4035714286</text:p>
              </table:table-cell>
              <table:table-cell office:value-type="float" office:value="363.5644285714">
                <text:p>363.5644285714</text:p>
              </table:table-cell>
              <table:table-cell office:value-type="float" office:value="352.7896666667">
                <text:p>352.7896666667</text:p>
              </table:table-cell>
              <table:table-cell office:value-type="float" office:value="350.5888571429">
                <text:p>350.5888571429</text:p>
              </table:table-cell>
              <table:table-cell office:value-type="float" office:value="348.4118095238">
                <text:p>348.4118095238</text:p>
              </table:table-cell>
              <table:table-cell office:value-type="float" office:value="326.2407619048">
                <text:p>326.2407619048</text:p>
              </table:table-cell>
              <table:table-cell office:value-type="float" office:value="355.5894761905">
                <text:p>355.5894761905</text:p>
              </table:table-cell>
              <table:table-cell office:value-type="float" office:value="312.2041428571">
                <text:p>312.2041428571</text:p>
              </table:table-cell>
              <table:table-cell office:value-type="float" office:value="328.396">
                <text:p>328.396</text:p>
              </table:table-cell>
              <table:table-cell office:value-type="float" office:value="320.3553333333">
                <text:p>320.3553333333</text:p>
              </table:table-cell>
              <table:table-cell office:value-type="float" office:value="323.7824761905">
                <text:p>323.7824761905</text:p>
              </table:table-cell>
              <table:table-cell office:value-type="float" office:value="315.7424285714">
                <text:p>315.7424285714</text:p>
              </table:table-cell>
              <table:table-cell office:value-type="float" office:value="321.6716666667">
                <text:p>321.6716666667</text:p>
              </table:table-cell>
              <table:table-cell office:value-type="float" office:value="307.8028571429">
                <text:p>307.8028571429</text:p>
              </table:table-cell>
              <table:table-cell office:value-type="float" office:value="306.4232857143">
                <text:p>306.4232857143</text:p>
              </table:table-cell>
              <table:table-cell office:value-type="float" office:value="305.9162857143">
                <text:p>305.9162857143</text:p>
              </table:table-cell>
              <table:table-cell office:value-type="float" office:value="308.2193333333">
                <text:p>308.2193333333</text:p>
              </table:table-cell>
              <table:table-cell office:value-type="float" office:value="310.73">
                <text:p>310.73</text:p>
              </table:table-cell>
              <table:table-cell office:value-type="float" office:value="303.2095238095">
                <text:p>303.2095238095</text:p>
              </table:table-cell>
              <table:table-cell office:value-type="float" office:value="322.5633333333">
                <text:p>322.5633333333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3571.5906">
                <text:p>3571.5906</text:p>
                <draw:g>
                  <svg:desc>all.B9:all.AK9</svg:desc>
                </draw:g>
              </table:table-cell>
              <table:table-cell office:value-type="float" office:value="1995.9562380952">
                <text:p>1995.9562380952</text:p>
              </table:table-cell>
              <table:table-cell office:value-type="float" office:value="1172.4319047619">
                <text:p>1172.4319047619</text:p>
              </table:table-cell>
              <table:table-cell office:value-type="float" office:value="854.8378571429">
                <text:p>854.8378571429</text:p>
              </table:table-cell>
              <table:table-cell office:value-type="float" office:value="702.731047619">
                <text:p>702.731047619</text:p>
              </table:table-cell>
              <table:table-cell office:value-type="float" office:value="613.4070952381">
                <text:p>613.4070952381</text:p>
              </table:table-cell>
              <table:table-cell office:value-type="float" office:value="580.5357619048">
                <text:p>580.5357619048</text:p>
              </table:table-cell>
              <table:table-cell office:value-type="float" office:value="522.5040952381">
                <text:p>522.5040952381</text:p>
              </table:table-cell>
              <table:table-cell office:value-type="float" office:value="480.690952381">
                <text:p>480.690952381</text:p>
              </table:table-cell>
              <table:table-cell office:value-type="float" office:value="506.609">
                <text:p>506.609</text:p>
              </table:table-cell>
              <table:table-cell office:value-type="float" office:value="491.8355714286">
                <text:p>491.8355714286</text:p>
              </table:table-cell>
              <table:table-cell office:value-type="float" office:value="468.8350952381">
                <text:p>468.8350952381</text:p>
              </table:table-cell>
              <table:table-cell office:value-type="float" office:value="455.2710952381">
                <text:p>455.2710952381</text:p>
              </table:table-cell>
              <table:table-cell office:value-type="float" office:value="459.2987619048">
                <text:p>459.2987619048</text:p>
              </table:table-cell>
              <table:table-cell office:value-type="float" office:value="444.5834761905">
                <text:p>444.5834761905</text:p>
              </table:table-cell>
              <table:table-cell office:value-type="float" office:value="455.0252380952">
                <text:p>455.0252380952</text:p>
              </table:table-cell>
              <table:table-cell office:value-type="float" office:value="440.3101428571">
                <text:p>440.3101428571</text:p>
              </table:table-cell>
              <table:table-cell office:value-type="float" office:value="447.6352857143">
                <text:p>447.6352857143</text:p>
              </table:table-cell>
              <table:table-cell office:value-type="float" office:value="450.3525714286">
                <text:p>450.3525714286</text:p>
              </table:table-cell>
              <table:table-cell office:value-type="float" office:value="446.4705238095">
                <text:p>446.4705238095</text:p>
              </table:table-cell>
              <table:table-cell office:value-type="float" office:value="454.4465714286">
                <text:p>454.4465714286</text:p>
              </table:table-cell>
              <table:table-cell office:value-type="float" office:value="448.840047619">
                <text:p>448.840047619</text:p>
              </table:table-cell>
              <table:table-cell office:value-type="float" office:value="461.920047619">
                <text:p>461.920047619</text:p>
              </table:table-cell>
              <table:table-cell office:value-type="float" office:value="463.8446666667">
                <text:p>463.8446666667</text:p>
              </table:table-cell>
              <table:table-cell office:value-type="float" office:value="473.7398571429">
                <text:p>473.7398571429</text:p>
              </table:table-cell>
              <table:table-cell office:value-type="float" office:value="458.3524761905">
                <text:p>458.3524761905</text:p>
              </table:table-cell>
              <table:table-cell office:value-type="float" office:value="482.6252857143">
                <text:p>482.6252857143</text:p>
              </table:table-cell>
              <table:table-cell office:value-type="float" office:value="499.710952381">
                <text:p>499.710952381</text:p>
              </table:table-cell>
              <table:table-cell office:value-type="float" office:value="507.9281904762">
                <text:p>507.9281904762</text:p>
              </table:table-cell>
              <table:table-cell office:value-type="float" office:value="519.7423333333">
                <text:p>519.7423333333</text:p>
              </table:table-cell>
              <table:table-cell office:value-type="float" office:value="521.4974285714">
                <text:p>521.4974285714</text:p>
              </table:table-cell>
              <table:table-cell office:value-type="float" office:value="540.5135238095">
                <text:p>540.5135238095</text:p>
              </table:table-cell>
              <table:table-cell office:value-type="float" office:value="555.038952381">
                <text:p>555.038952381</text:p>
              </table:table-cell>
              <table:table-cell office:value-type="float" office:value="570.7448571429">
                <text:p>570.7448571429</text:p>
              </table:table-cell>
              <table:table-cell office:value-type="float" office:value="578.486952381">
                <text:p>578.486952381</text:p>
              </table:table-cell>
              <table:table-cell office:value-type="float" office:value="595.0011428571">
                <text:p>595.001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6:all.AK6" chart:label-cell-address="all.A6:all.A6" chart:class="chart:line">
            <chart:data-point chart:repeated="36"/>
          </chart:series>
          <chart:series chart:style-name="ch9" chart:values-cell-range-address="all.B13:all.AK13" chart:label-cell-address="all.A13:all.A1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3602852296419">
                <text:p>0.903602852296419</text:p>
                <draw:g>
                  <svg:desc>all.B6:all.AK6</svg:desc>
                </draw:g>
              </table:table-cell>
              <table:table-cell office:value-type="float" office:value="1.74868194698671">
                <text:p>1.74868194698671</text:p>
              </table:table-cell>
              <table:table-cell office:value-type="float" office:value="2.42211592582547">
                <text:p>2.42211592582547</text:p>
              </table:table-cell>
              <table:table-cell office:value-type="float" office:value="3.19308573871439">
                <text:p>3.19308573871439</text:p>
              </table:table-cell>
              <table:table-cell office:value-type="float" office:value="3.78749378184144">
                <text:p>3.78749378184144</text:p>
              </table:table-cell>
              <table:table-cell office:value-type="float" office:value="4.48971394639954">
                <text:p>4.48971394639954</text:p>
              </table:table-cell>
              <table:table-cell office:value-type="float" office:value="5.22371440160737">
                <text:p>5.22371440160737</text:p>
              </table:table-cell>
              <table:table-cell office:value-type="float" office:value="5.98078388040526">
                <text:p>5.98078388040526</text:p>
              </table:table-cell>
              <table:table-cell office:value-type="float" office:value="6.63731070915899">
                <text:p>6.63731070915899</text:p>
              </table:table-cell>
              <table:table-cell office:value-type="float" office:value="7.08007923960048">
                <text:p>7.08007923960048</text:p>
              </table:table-cell>
              <table:table-cell office:value-type="float" office:value="7.26391689536015">
                <text:p>7.26391689536015</text:p>
              </table:table-cell>
              <table:table-cell office:value-type="float" office:value="7.77977360541277">
                <text:p>7.77977360541277</text:p>
              </table:table-cell>
              <table:table-cell office:value-type="float" office:value="8.05183439206193">
                <text:p>8.05183439206193</text:p>
              </table:table-cell>
              <table:table-cell office:value-type="float" office:value="8.41715491103148">
                <text:p>8.41715491103148</text:p>
              </table:table-cell>
              <table:table-cell office:value-type="float" office:value="8.46216413707974">
                <text:p>8.46216413707974</text:p>
              </table:table-cell>
              <table:table-cell office:value-type="float" office:value="9.03699022940123">
                <text:p>9.03699022940123</text:p>
              </table:table-cell>
              <table:table-cell office:value-type="float" office:value="9.1510871195132">
                <text:p>9.1510871195132</text:p>
              </table:table-cell>
              <table:table-cell office:value-type="float" office:value="9.42391342701761">
                <text:p>9.42391342701761</text:p>
              </table:table-cell>
              <table:table-cell office:value-type="float" office:value="9.71173484861993">
                <text:p>9.71173484861993</text:p>
              </table:table-cell>
              <table:table-cell office:value-type="float" office:value="9.77269993097208">
                <text:p>9.77269993097208</text:p>
              </table:table-cell>
              <table:table-cell office:value-type="float" office:value="9.83376454627884">
                <text:p>9.83376454627884</text:p>
              </table:table-cell>
              <table:table-cell office:value-type="float" office:value="10.5020589088736">
                <text:p>10.5020589088736</text:p>
              </table:table-cell>
              <table:table-cell office:value-type="float" office:value="9.63526743453027">
                <text:p>9.63526743453027</text:p>
              </table:table-cell>
              <table:table-cell office:value-type="float" office:value="10.9742288127426">
                <text:p>10.9742288127426</text:p>
              </table:table-cell>
              <table:table-cell office:value-type="float" office:value="10.4331346910437">
                <text:p>10.4331346910437</text:p>
              </table:table-cell>
              <table:table-cell office:value-type="float" office:value="10.6949981582962">
                <text:p>10.6949981582962</text:p>
              </table:table-cell>
              <table:table-cell office:value-type="float" office:value="10.5817947293237">
                <text:p>10.5817947293237</text:p>
              </table:table-cell>
              <table:table-cell office:value-type="float" office:value="10.8512489610664">
                <text:p>10.8512489610664</text:p>
              </table:table-cell>
              <table:table-cell office:value-type="float" office:value="10.651232467888">
                <text:p>10.651232467888</text:p>
              </table:table-cell>
              <table:table-cell office:value-type="float" office:value="11.1311497619054">
                <text:p>11.1311497619054</text:p>
              </table:table-cell>
              <table:table-cell office:value-type="float" office:value="11.1812641523415">
                <text:p>11.1812641523415</text:p>
              </table:table-cell>
              <table:table-cell office:value-type="float" office:value="11.1997950419671">
                <text:p>11.1997950419671</text:p>
              </table:table-cell>
              <table:table-cell office:value-type="float" office:value="11.1161089829982">
                <text:p>11.1161089829982</text:p>
              </table:table-cell>
              <table:table-cell office:value-type="float" office:value="11.0262919576481">
                <text:p>11.0262919576481</text:p>
              </table:table-cell>
              <table:table-cell office:value-type="float" office:value="11.299775999624">
                <text:p>11.299775999624</text:p>
              </table:table-cell>
              <table:table-cell office:value-type="float" office:value="10.6217891060165">
                <text:p>10.6217891060165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9292394822632">
                <text:p>0.959292394822632</text:p>
                <draw:g>
                  <svg:desc>all.B13:all.AK13</svg:desc>
                </draw:g>
              </table:table-cell>
              <table:table-cell office:value-type="float" office:value="1.71657055130113">
                <text:p>1.71657055130113</text:p>
              </table:table-cell>
              <table:table-cell office:value-type="float" office:value="2.92230165870128">
                <text:p>2.92230165870128</text:p>
              </table:table-cell>
              <table:table-cell office:value-type="float" office:value="4.00801119343414">
                <text:p>4.00801119343414</text:p>
              </table:table-cell>
              <table:table-cell office:value-type="float" office:value="4.87554906191876">
                <text:p>4.87554906191876</text:p>
              </table:table-cell>
              <table:table-cell office:value-type="float" office:value="5.58552342579293">
                <text:p>5.58552342579293</text:p>
              </table:table-cell>
              <table:table-cell office:value-type="float" office:value="5.90178921752946">
                <text:p>5.90178921752946</text:p>
              </table:table-cell>
              <table:table-cell office:value-type="float" office:value="6.55726860559574">
                <text:p>6.55726860559574</text:p>
              </table:table-cell>
              <table:table-cell office:value-type="float" office:value="7.12765589414374">
                <text:p>7.12765589414374</text:p>
              </table:table-cell>
              <table:table-cell office:value-type="float" office:value="6.76300598686561">
                <text:p>6.76300598686561</text:p>
              </table:table-cell>
              <table:table-cell office:value-type="float" office:value="6.96614864607731">
                <text:p>6.96614864607731</text:p>
              </table:table-cell>
              <table:table-cell office:value-type="float" office:value="7.3078993761335">
                <text:p>7.3078993761335</text:p>
              </table:table-cell>
              <table:table-cell office:value-type="float" office:value="7.52562536000259">
                <text:p>7.52562536000259</text:p>
              </table:table-cell>
              <table:table-cell office:value-type="float" office:value="7.45963190884925">
                <text:p>7.45963190884925</text:p>
              </table:table-cell>
              <table:table-cell office:value-type="float" office:value="7.7065385545996">
                <text:p>7.7065385545996</text:p>
              </table:table-cell>
              <table:table-cell office:value-type="float" office:value="7.52969157126879">
                <text:p>7.52969157126879</text:p>
              </table:table-cell>
              <table:table-cell office:value-type="float" office:value="7.78133267103037">
                <text:p>7.78133267103037</text:p>
              </table:table-cell>
              <table:table-cell office:value-type="float" office:value="7.6539982645308">
                <text:p>7.6539982645308</text:p>
              </table:table-cell>
              <table:table-cell office:value-type="float" office:value="7.60781644730366">
                <text:p>7.60781644730366</text:p>
              </table:table-cell>
              <table:table-cell office:value-type="float" office:value="7.67396617981861">
                <text:p>7.67396617981861</text:p>
              </table:table-cell>
              <table:table-cell office:value-type="float" office:value="7.53927945639327">
                <text:p>7.53927945639327</text:p>
              </table:table-cell>
              <table:table-cell office:value-type="float" office:value="7.63345365052707">
                <text:p>7.63345365052707</text:p>
              </table:table-cell>
              <table:table-cell office:value-type="float" office:value="7.41730028315634">
                <text:p>7.41730028315634</text:p>
              </table:table-cell>
              <table:table-cell office:value-type="float" office:value="7.386523865029">
                <text:p>7.386523865029</text:p>
              </table:table-cell>
              <table:table-cell office:value-type="float" office:value="7.23223863971089">
                <text:p>7.23223863971089</text:p>
              </table:table-cell>
              <table:table-cell office:value-type="float" office:value="7.4750325960408">
                <text:p>7.4750325960408</text:p>
              </table:table-cell>
              <table:table-cell office:value-type="float" office:value="7.09908867482797">
                <text:p>7.09908867482797</text:p>
              </table:table-cell>
              <table:table-cell office:value-type="float" office:value="6.85636303081812">
                <text:p>6.85636303081812</text:p>
              </table:table-cell>
              <table:table-cell office:value-type="float" office:value="6.74544111597315">
                <text:p>6.74544111597315</text:p>
              </table:table-cell>
              <table:table-cell office:value-type="float" office:value="6.59211205296">
                <text:p>6.59211205296</text:p>
              </table:table-cell>
              <table:table-cell office:value-type="float" office:value="6.56992635493103">
                <text:p>6.56992635493103</text:p>
              </table:table-cell>
              <table:table-cell office:value-type="float" office:value="6.33878626357467">
                <text:p>6.33878626357467</text:p>
              </table:table-cell>
              <table:table-cell office:value-type="float" office:value="6.17289955110777">
                <text:p>6.17289955110777</text:p>
              </table:table-cell>
              <table:table-cell office:value-type="float" office:value="6.00303210291068">
                <text:p>6.00303210291068</text:p>
              </table:table-cell>
              <table:table-cell office:value-type="float" office:value="5.92269140366619">
                <text:p>5.92269140366619</text:p>
              </table:table-cell>
              <table:table-cell office:value-type="float" office:value="5.75830776315477">
                <text:p>5.75830776315477</text:p>
              </table:table-cell>
            </table:table-row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3602852296419">
                <text:p>0.903602852296419</text:p>
                <draw:g>
                  <svg:desc>all.B6:all.AK6</svg:desc>
                </draw:g>
              </table:table-cell>
              <table:table-cell office:value-type="float" office:value="1.74868194698671">
                <text:p>1.74868194698671</text:p>
              </table:table-cell>
              <table:table-cell office:value-type="float" office:value="2.42211592582547">
                <text:p>2.42211592582547</text:p>
              </table:table-cell>
              <table:table-cell office:value-type="float" office:value="3.19308573871439">
                <text:p>3.19308573871439</text:p>
              </table:table-cell>
              <table:table-cell office:value-type="float" office:value="3.78749378184144">
                <text:p>3.78749378184144</text:p>
              </table:table-cell>
              <table:table-cell office:value-type="float" office:value="4.48971394639954">
                <text:p>4.48971394639954</text:p>
              </table:table-cell>
              <table:table-cell office:value-type="float" office:value="5.22371440160737">
                <text:p>5.22371440160737</text:p>
              </table:table-cell>
              <table:table-cell office:value-type="float" office:value="5.98078388040526">
                <text:p>5.98078388040526</text:p>
              </table:table-cell>
              <table:table-cell office:value-type="float" office:value="6.63731070915899">
                <text:p>6.63731070915899</text:p>
              </table:table-cell>
              <table:table-cell office:value-type="float" office:value="7.08007923960048">
                <text:p>7.08007923960048</text:p>
              </table:table-cell>
              <table:table-cell office:value-type="float" office:value="7.26391689536015">
                <text:p>7.26391689536015</text:p>
              </table:table-cell>
              <table:table-cell office:value-type="float" office:value="7.77977360541277">
                <text:p>7.77977360541277</text:p>
              </table:table-cell>
              <table:table-cell office:value-type="float" office:value="8.05183439206193">
                <text:p>8.05183439206193</text:p>
              </table:table-cell>
              <table:table-cell office:value-type="float" office:value="8.41715491103148">
                <text:p>8.41715491103148</text:p>
              </table:table-cell>
              <table:table-cell office:value-type="float" office:value="8.46216413707974">
                <text:p>8.46216413707974</text:p>
              </table:table-cell>
              <table:table-cell office:value-type="float" office:value="9.03699022940123">
                <text:p>9.03699022940123</text:p>
              </table:table-cell>
              <table:table-cell office:value-type="float" office:value="9.1510871195132">
                <text:p>9.1510871195132</text:p>
              </table:table-cell>
              <table:table-cell office:value-type="float" office:value="9.42391342701761">
                <text:p>9.42391342701761</text:p>
              </table:table-cell>
              <table:table-cell office:value-type="float" office:value="9.71173484861993">
                <text:p>9.71173484861993</text:p>
              </table:table-cell>
              <table:table-cell office:value-type="float" office:value="9.77269993097208">
                <text:p>9.77269993097208</text:p>
              </table:table-cell>
              <table:table-cell office:value-type="float" office:value="9.83376454627884">
                <text:p>9.83376454627884</text:p>
              </table:table-cell>
              <table:table-cell office:value-type="float" office:value="10.5020589088736">
                <text:p>10.5020589088736</text:p>
              </table:table-cell>
              <table:table-cell office:value-type="float" office:value="9.63526743453027">
                <text:p>9.63526743453027</text:p>
              </table:table-cell>
              <table:table-cell office:value-type="float" office:value="10.9742288127426">
                <text:p>10.9742288127426</text:p>
              </table:table-cell>
              <table:table-cell office:value-type="float" office:value="10.4331346910437">
                <text:p>10.4331346910437</text:p>
              </table:table-cell>
              <table:table-cell office:value-type="float" office:value="10.6949981582962">
                <text:p>10.6949981582962</text:p>
              </table:table-cell>
              <table:table-cell office:value-type="float" office:value="10.5817947293237">
                <text:p>10.5817947293237</text:p>
              </table:table-cell>
              <table:table-cell office:value-type="float" office:value="10.8512489610664">
                <text:p>10.8512489610664</text:p>
              </table:table-cell>
              <table:table-cell office:value-type="float" office:value="10.651232467888">
                <text:p>10.651232467888</text:p>
              </table:table-cell>
              <table:table-cell office:value-type="float" office:value="11.1311497619054">
                <text:p>11.1311497619054</text:p>
              </table:table-cell>
              <table:table-cell office:value-type="float" office:value="11.1812641523415">
                <text:p>11.1812641523415</text:p>
              </table:table-cell>
              <table:table-cell office:value-type="float" office:value="11.1997950419671">
                <text:p>11.1997950419671</text:p>
              </table:table-cell>
              <table:table-cell office:value-type="float" office:value="11.1161089829982">
                <text:p>11.1161089829982</text:p>
              </table:table-cell>
              <table:table-cell office:value-type="float" office:value="11.0262919576481">
                <text:p>11.0262919576481</text:p>
              </table:table-cell>
              <table:table-cell office:value-type="float" office:value="11.299775999624">
                <text:p>11.299775999624</text:p>
              </table:table-cell>
              <table:table-cell office:value-type="float" office:value="10.6217891060165">
                <text:p>10.6217891060165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9292394822632">
                <text:p>0.959292394822632</text:p>
                <draw:g>
                  <svg:desc>all.B13:all.AK13</svg:desc>
                </draw:g>
              </table:table-cell>
              <table:table-cell office:value-type="float" office:value="1.71657055130113">
                <text:p>1.71657055130113</text:p>
              </table:table-cell>
              <table:table-cell office:value-type="float" office:value="2.92230165870128">
                <text:p>2.92230165870128</text:p>
              </table:table-cell>
              <table:table-cell office:value-type="float" office:value="4.00801119343414">
                <text:p>4.00801119343414</text:p>
              </table:table-cell>
              <table:table-cell office:value-type="float" office:value="4.87554906191876">
                <text:p>4.87554906191876</text:p>
              </table:table-cell>
              <table:table-cell office:value-type="float" office:value="5.58552342579293">
                <text:p>5.58552342579293</text:p>
              </table:table-cell>
              <table:table-cell office:value-type="float" office:value="5.90178921752946">
                <text:p>5.90178921752946</text:p>
              </table:table-cell>
              <table:table-cell office:value-type="float" office:value="6.55726860559574">
                <text:p>6.55726860559574</text:p>
              </table:table-cell>
              <table:table-cell office:value-type="float" office:value="7.12765589414374">
                <text:p>7.12765589414374</text:p>
              </table:table-cell>
              <table:table-cell office:value-type="float" office:value="6.76300598686561">
                <text:p>6.76300598686561</text:p>
              </table:table-cell>
              <table:table-cell office:value-type="float" office:value="6.96614864607731">
                <text:p>6.96614864607731</text:p>
              </table:table-cell>
              <table:table-cell office:value-type="float" office:value="7.3078993761335">
                <text:p>7.3078993761335</text:p>
              </table:table-cell>
              <table:table-cell office:value-type="float" office:value="7.52562536000259">
                <text:p>7.52562536000259</text:p>
              </table:table-cell>
              <table:table-cell office:value-type="float" office:value="7.45963190884925">
                <text:p>7.45963190884925</text:p>
              </table:table-cell>
              <table:table-cell office:value-type="float" office:value="7.7065385545996">
                <text:p>7.7065385545996</text:p>
              </table:table-cell>
              <table:table-cell office:value-type="float" office:value="7.52969157126879">
                <text:p>7.52969157126879</text:p>
              </table:table-cell>
              <table:table-cell office:value-type="float" office:value="7.78133267103037">
                <text:p>7.78133267103037</text:p>
              </table:table-cell>
              <table:table-cell office:value-type="float" office:value="7.6539982645308">
                <text:p>7.6539982645308</text:p>
              </table:table-cell>
              <table:table-cell office:value-type="float" office:value="7.60781644730366">
                <text:p>7.60781644730366</text:p>
              </table:table-cell>
              <table:table-cell office:value-type="float" office:value="7.67396617981861">
                <text:p>7.67396617981861</text:p>
              </table:table-cell>
              <table:table-cell office:value-type="float" office:value="7.53927945639327">
                <text:p>7.53927945639327</text:p>
              </table:table-cell>
              <table:table-cell office:value-type="float" office:value="7.63345365052707">
                <text:p>7.63345365052707</text:p>
              </table:table-cell>
              <table:table-cell office:value-type="float" office:value="7.41730028315634">
                <text:p>7.41730028315634</text:p>
              </table:table-cell>
              <table:table-cell office:value-type="float" office:value="7.386523865029">
                <text:p>7.386523865029</text:p>
              </table:table-cell>
              <table:table-cell office:value-type="float" office:value="7.23223863971089">
                <text:p>7.23223863971089</text:p>
              </table:table-cell>
              <table:table-cell office:value-type="float" office:value="7.4750325960408">
                <text:p>7.4750325960408</text:p>
              </table:table-cell>
              <table:table-cell office:value-type="float" office:value="7.09908867482797">
                <text:p>7.09908867482797</text:p>
              </table:table-cell>
              <table:table-cell office:value-type="float" office:value="6.85636303081812">
                <text:p>6.85636303081812</text:p>
              </table:table-cell>
              <table:table-cell office:value-type="float" office:value="6.74544111597315">
                <text:p>6.74544111597315</text:p>
              </table:table-cell>
              <table:table-cell office:value-type="float" office:value="6.59211205296">
                <text:p>6.59211205296</text:p>
              </table:table-cell>
              <table:table-cell office:value-type="float" office:value="6.56992635493103">
                <text:p>6.56992635493103</text:p>
              </table:table-cell>
              <table:table-cell office:value-type="float" office:value="6.33878626357467">
                <text:p>6.33878626357467</text:p>
              </table:table-cell>
              <table:table-cell office:value-type="float" office:value="6.17289955110777">
                <text:p>6.17289955110777</text:p>
              </table:table-cell>
              <table:table-cell office:value-type="float" office:value="6.00303210291068">
                <text:p>6.00303210291068</text:p>
              </table:table-cell>
              <table:table-cell office:value-type="float" office:value="5.92269140366619">
                <text:p>5.92269140366619</text:p>
              </table:table-cell>
              <table:table-cell office:value-type="float" office:value="5.75830776315477">
                <text:p>5.75830776315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18:all.AK18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7:all.AK7" chart:label-cell-address="all.A7:all.A7" chart:class="chart:line">
            <chart:data-point chart:repeated="36"/>
          </chart:series>
          <chart:series chart:style-name="ch9" chart:values-cell-range-address="all.B14:all.AK14" chart:label-cell-address="all.A14:all.A14" chart:class="chart:line">
            <chart:data-point chart:repeated="36"/>
          </chart:series>
          <chart:series chart:style-name="ch10" chart:values-cell-range-address="all.B18:all.AK18" chart:label-cell-address="all.A18:all.A18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3602852296419">
                <text:p>0.903602852296419</text:p>
                <draw:g>
                  <svg:desc>all.B7:all.AK7</svg:desc>
                </draw:g>
              </table:table-cell>
              <table:table-cell office:value-type="float" office:value="0.874340973493356">
                <text:p>0.874340973493356</text:p>
              </table:table-cell>
              <table:table-cell office:value-type="float" office:value="0.807371975275156">
                <text:p>0.807371975275156</text:p>
              </table:table-cell>
              <table:table-cell office:value-type="float" office:value="0.798271434678597">
                <text:p>0.798271434678597</text:p>
              </table:table-cell>
              <table:table-cell office:value-type="float" office:value="0.757498756368288">
                <text:p>0.757498756368288</text:p>
              </table:table-cell>
              <table:table-cell office:value-type="float" office:value="0.748285657733257">
                <text:p>0.748285657733257</text:p>
              </table:table-cell>
              <table:table-cell office:value-type="float" office:value="0.746244914515338">
                <text:p>0.746244914515338</text:p>
              </table:table-cell>
              <table:table-cell office:value-type="float" office:value="0.747597985050657">
                <text:p>0.747597985050657</text:p>
              </table:table-cell>
              <table:table-cell office:value-type="float" office:value="0.737478967684333">
                <text:p>0.737478967684333</text:p>
              </table:table-cell>
              <table:table-cell office:value-type="float" office:value="0.708007923960048">
                <text:p>0.708007923960048</text:p>
              </table:table-cell>
              <table:table-cell office:value-type="float" office:value="0.660356081396377">
                <text:p>0.660356081396377</text:p>
              </table:table-cell>
              <table:table-cell office:value-type="float" office:value="0.648314467117731">
                <text:p>0.648314467117731</text:p>
              </table:table-cell>
              <table:table-cell office:value-type="float" office:value="0.619371876312456">
                <text:p>0.619371876312456</text:p>
              </table:table-cell>
              <table:table-cell office:value-type="float" office:value="0.601225350787963">
                <text:p>0.601225350787963</text:p>
              </table:table-cell>
              <table:table-cell office:value-type="float" office:value="0.564144275805316">
                <text:p>0.564144275805316</text:p>
              </table:table-cell>
              <table:table-cell office:value-type="float" office:value="0.564811889337577">
                <text:p>0.564811889337577</text:p>
              </table:table-cell>
              <table:table-cell office:value-type="float" office:value="0.538299242324306">
                <text:p>0.538299242324306</text:p>
              </table:table-cell>
              <table:table-cell office:value-type="float" office:value="0.523550745945423">
                <text:p>0.523550745945423</text:p>
              </table:table-cell>
              <table:table-cell office:value-type="float" office:value="0.511143939401049">
                <text:p>0.511143939401049</text:p>
              </table:table-cell>
              <table:table-cell office:value-type="float" office:value="0.488634996548604">
                <text:p>0.488634996548604</text:p>
              </table:table-cell>
              <table:table-cell office:value-type="float" office:value="0.468274502203754">
                <text:p>0.468274502203754</text:p>
              </table:table-cell>
              <table:table-cell office:value-type="float" office:value="0.477366314039707">
                <text:p>0.477366314039707</text:p>
              </table:table-cell>
              <table:table-cell office:value-type="float" office:value="0.418924671066533">
                <text:p>0.418924671066533</text:p>
              </table:table-cell>
              <table:table-cell office:value-type="float" office:value="0.457259533864276">
                <text:p>0.457259533864276</text:p>
              </table:table-cell>
              <table:table-cell office:value-type="float" office:value="0.41732538764175">
                <text:p>0.41732538764175</text:p>
              </table:table-cell>
              <table:table-cell office:value-type="float" office:value="0.411346083011391">
                <text:p>0.411346083011391</text:p>
              </table:table-cell>
              <table:table-cell office:value-type="float" office:value="0.391918323308284">
                <text:p>0.391918323308284</text:p>
              </table:table-cell>
              <table:table-cell office:value-type="float" office:value="0.387544605752373">
                <text:p>0.387544605752373</text:p>
              </table:table-cell>
              <table:table-cell office:value-type="float" office:value="0.367283878203034">
                <text:p>0.367283878203034</text:p>
              </table:table-cell>
              <table:table-cell office:value-type="float" office:value="0.371038325396847">
                <text:p>0.371038325396847</text:p>
              </table:table-cell>
              <table:table-cell office:value-type="float" office:value="0.360685940398113">
                <text:p>0.360685940398113</text:p>
              </table:table-cell>
              <table:table-cell office:value-type="float" office:value="0.349993595061471">
                <text:p>0.349993595061471</text:p>
              </table:table-cell>
              <table:table-cell office:value-type="float" office:value="0.336851787363581">
                <text:p>0.336851787363581</text:p>
              </table:table-cell>
              <table:table-cell office:value-type="float" office:value="0.324302704636709">
                <text:p>0.324302704636709</text:p>
              </table:table-cell>
              <table:table-cell office:value-type="float" office:value="0.322850742846399">
                <text:p>0.322850742846399</text:p>
              </table:table-cell>
              <table:table-cell office:value-type="float" office:value="0.295049697389346">
                <text:p>0.29504969738934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9292394822632">
                <text:p>0.959292394822632</text:p>
                <draw:g>
                  <svg:desc>all.B14:all.AK14</svg:desc>
                </draw:g>
              </table:table-cell>
              <table:table-cell office:value-type="float" office:value="0.858285275650563">
                <text:p>0.858285275650563</text:p>
              </table:table-cell>
              <table:table-cell office:value-type="float" office:value="0.974100552900426">
                <text:p>0.974100552900426</text:p>
              </table:table-cell>
              <table:table-cell office:value-type="float" office:value="1.00200279835854">
                <text:p>1.00200279835854</text:p>
              </table:table-cell>
              <table:table-cell office:value-type="float" office:value="0.975109812383751">
                <text:p>0.975109812383751</text:p>
              </table:table-cell>
              <table:table-cell office:value-type="float" office:value="0.930920570965488">
                <text:p>0.930920570965488</text:p>
              </table:table-cell>
              <table:table-cell office:value-type="float" office:value="0.843112745361352">
                <text:p>0.843112745361352</text:p>
              </table:table-cell>
              <table:table-cell office:value-type="float" office:value="0.819658575699468">
                <text:p>0.819658575699468</text:p>
              </table:table-cell>
              <table:table-cell office:value-type="float" office:value="0.791961766015971">
                <text:p>0.791961766015971</text:p>
              </table:table-cell>
              <table:table-cell office:value-type="float" office:value="0.676300598686561">
                <text:p>0.676300598686561</text:p>
              </table:table-cell>
              <table:table-cell office:value-type="float" office:value="0.633286240552482">
                <text:p>0.633286240552482</text:p>
              </table:table-cell>
              <table:table-cell office:value-type="float" office:value="0.608991614677792">
                <text:p>0.608991614677792</text:p>
              </table:table-cell>
              <table:table-cell office:value-type="float" office:value="0.578894258461738">
                <text:p>0.578894258461738</text:p>
              </table:table-cell>
              <table:table-cell office:value-type="float" office:value="0.532830850632089">
                <text:p>0.532830850632089</text:p>
              </table:table-cell>
              <table:table-cell office:value-type="float" office:value="0.513769236973306">
                <text:p>0.513769236973306</text:p>
              </table:table-cell>
              <table:table-cell office:value-type="float" office:value="0.470605723204299">
                <text:p>0.470605723204299</text:p>
              </table:table-cell>
              <table:table-cell office:value-type="float" office:value="0.45772545123708">
                <text:p>0.45772545123708</text:p>
              </table:table-cell>
              <table:table-cell office:value-type="float" office:value="0.425222125807267">
                <text:p>0.425222125807267</text:p>
              </table:table-cell>
              <table:table-cell office:value-type="float" office:value="0.400411391963351">
                <text:p>0.400411391963351</text:p>
              </table:table-cell>
              <table:table-cell office:value-type="float" office:value="0.38369830899093">
                <text:p>0.38369830899093</text:p>
              </table:table-cell>
              <table:table-cell office:value-type="float" office:value="0.359013307447298">
                <text:p>0.359013307447298</text:p>
              </table:table-cell>
              <table:table-cell office:value-type="float" office:value="0.346975165933049">
                <text:p>0.346975165933049</text:p>
              </table:table-cell>
              <table:table-cell office:value-type="float" office:value="0.322491316658971">
                <text:p>0.322491316658971</text:p>
              </table:table-cell>
              <table:table-cell office:value-type="float" office:value="0.307771827709542">
                <text:p>0.307771827709542</text:p>
              </table:table-cell>
              <table:table-cell office:value-type="float" office:value="0.289289545588436">
                <text:p>0.289289545588436</text:p>
              </table:table-cell>
              <table:table-cell office:value-type="float" office:value="0.287501253693877">
                <text:p>0.287501253693877</text:p>
              </table:table-cell>
              <table:table-cell office:value-type="float" office:value="0.262929210178814">
                <text:p>0.262929210178814</text:p>
              </table:table-cell>
              <table:table-cell office:value-type="float" office:value="0.244870108243504">
                <text:p>0.244870108243504</text:p>
              </table:table-cell>
              <table:table-cell office:value-type="float" office:value="0.232601417792177">
                <text:p>0.232601417792177</text:p>
              </table:table-cell>
              <table:table-cell office:value-type="float" office:value="0.219737068432">
                <text:p>0.219737068432</text:p>
              </table:table-cell>
              <table:table-cell office:value-type="float" office:value="0.211933108223581">
                <text:p>0.211933108223581</text:p>
              </table:table-cell>
              <table:table-cell office:value-type="float" office:value="0.198087070736709">
                <text:p>0.198087070736709</text:p>
              </table:table-cell>
              <table:table-cell office:value-type="float" office:value="0.187057562154781">
                <text:p>0.187057562154781</text:p>
              </table:table-cell>
              <table:table-cell office:value-type="float" office:value="0.176559767732667">
                <text:p>0.176559767732667</text:p>
              </table:table-cell>
              <table:table-cell office:value-type="float" office:value="0.169219754390463">
                <text:p>0.169219754390463</text:p>
              </table:table-cell>
              <table:table-cell office:value-type="float" office:value="0.159952993420966">
                <text:p>0.159952993420966</text:p>
              </table:table-cell>
            </table:table-row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3602852296419">
                <text:p>0.903602852296419</text:p>
                <draw:g>
                  <svg:desc>all.B7:all.AK7</svg:desc>
                </draw:g>
              </table:table-cell>
              <table:table-cell office:value-type="float" office:value="0.874340973493356">
                <text:p>0.874340973493356</text:p>
              </table:table-cell>
              <table:table-cell office:value-type="float" office:value="0.807371975275156">
                <text:p>0.807371975275156</text:p>
              </table:table-cell>
              <table:table-cell office:value-type="float" office:value="0.798271434678597">
                <text:p>0.798271434678597</text:p>
              </table:table-cell>
              <table:table-cell office:value-type="float" office:value="0.757498756368288">
                <text:p>0.757498756368288</text:p>
              </table:table-cell>
              <table:table-cell office:value-type="float" office:value="0.748285657733257">
                <text:p>0.748285657733257</text:p>
              </table:table-cell>
              <table:table-cell office:value-type="float" office:value="0.746244914515338">
                <text:p>0.746244914515338</text:p>
              </table:table-cell>
              <table:table-cell office:value-type="float" office:value="0.747597985050657">
                <text:p>0.747597985050657</text:p>
              </table:table-cell>
              <table:table-cell office:value-type="float" office:value="0.737478967684333">
                <text:p>0.737478967684333</text:p>
              </table:table-cell>
              <table:table-cell office:value-type="float" office:value="0.708007923960048">
                <text:p>0.708007923960048</text:p>
              </table:table-cell>
              <table:table-cell office:value-type="float" office:value="0.660356081396377">
                <text:p>0.660356081396377</text:p>
              </table:table-cell>
              <table:table-cell office:value-type="float" office:value="0.648314467117731">
                <text:p>0.648314467117731</text:p>
              </table:table-cell>
              <table:table-cell office:value-type="float" office:value="0.619371876312456">
                <text:p>0.619371876312456</text:p>
              </table:table-cell>
              <table:table-cell office:value-type="float" office:value="0.601225350787963">
                <text:p>0.601225350787963</text:p>
              </table:table-cell>
              <table:table-cell office:value-type="float" office:value="0.564144275805316">
                <text:p>0.564144275805316</text:p>
              </table:table-cell>
              <table:table-cell office:value-type="float" office:value="0.564811889337577">
                <text:p>0.564811889337577</text:p>
              </table:table-cell>
              <table:table-cell office:value-type="float" office:value="0.538299242324306">
                <text:p>0.538299242324306</text:p>
              </table:table-cell>
              <table:table-cell office:value-type="float" office:value="0.523550745945423">
                <text:p>0.523550745945423</text:p>
              </table:table-cell>
              <table:table-cell office:value-type="float" office:value="0.511143939401049">
                <text:p>0.511143939401049</text:p>
              </table:table-cell>
              <table:table-cell office:value-type="float" office:value="0.488634996548604">
                <text:p>0.488634996548604</text:p>
              </table:table-cell>
              <table:table-cell office:value-type="float" office:value="0.468274502203754">
                <text:p>0.468274502203754</text:p>
              </table:table-cell>
              <table:table-cell office:value-type="float" office:value="0.477366314039707">
                <text:p>0.477366314039707</text:p>
              </table:table-cell>
              <table:table-cell office:value-type="float" office:value="0.418924671066533">
                <text:p>0.418924671066533</text:p>
              </table:table-cell>
              <table:table-cell office:value-type="float" office:value="0.457259533864276">
                <text:p>0.457259533864276</text:p>
              </table:table-cell>
              <table:table-cell office:value-type="float" office:value="0.41732538764175">
                <text:p>0.41732538764175</text:p>
              </table:table-cell>
              <table:table-cell office:value-type="float" office:value="0.411346083011391">
                <text:p>0.411346083011391</text:p>
              </table:table-cell>
              <table:table-cell office:value-type="float" office:value="0.391918323308284">
                <text:p>0.391918323308284</text:p>
              </table:table-cell>
              <table:table-cell office:value-type="float" office:value="0.387544605752373">
                <text:p>0.387544605752373</text:p>
              </table:table-cell>
              <table:table-cell office:value-type="float" office:value="0.367283878203034">
                <text:p>0.367283878203034</text:p>
              </table:table-cell>
              <table:table-cell office:value-type="float" office:value="0.371038325396847">
                <text:p>0.371038325396847</text:p>
              </table:table-cell>
              <table:table-cell office:value-type="float" office:value="0.360685940398113">
                <text:p>0.360685940398113</text:p>
              </table:table-cell>
              <table:table-cell office:value-type="float" office:value="0.349993595061471">
                <text:p>0.349993595061471</text:p>
              </table:table-cell>
              <table:table-cell office:value-type="float" office:value="0.336851787363581">
                <text:p>0.336851787363581</text:p>
              </table:table-cell>
              <table:table-cell office:value-type="float" office:value="0.324302704636709">
                <text:p>0.324302704636709</text:p>
              </table:table-cell>
              <table:table-cell office:value-type="float" office:value="0.322850742846399">
                <text:p>0.322850742846399</text:p>
              </table:table-cell>
              <table:table-cell office:value-type="float" office:value="0.295049697389346">
                <text:p>0.29504969738934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9292394822632">
                <text:p>0.959292394822632</text:p>
                <draw:g>
                  <svg:desc>all.B14:all.AK14</svg:desc>
                </draw:g>
              </table:table-cell>
              <table:table-cell office:value-type="float" office:value="0.858285275650563">
                <text:p>0.858285275650563</text:p>
              </table:table-cell>
              <table:table-cell office:value-type="float" office:value="0.974100552900426">
                <text:p>0.974100552900426</text:p>
              </table:table-cell>
              <table:table-cell office:value-type="float" office:value="1.00200279835854">
                <text:p>1.00200279835854</text:p>
              </table:table-cell>
              <table:table-cell office:value-type="float" office:value="0.975109812383751">
                <text:p>0.975109812383751</text:p>
              </table:table-cell>
              <table:table-cell office:value-type="float" office:value="0.930920570965488">
                <text:p>0.930920570965488</text:p>
              </table:table-cell>
              <table:table-cell office:value-type="float" office:value="0.843112745361352">
                <text:p>0.843112745361352</text:p>
              </table:table-cell>
              <table:table-cell office:value-type="float" office:value="0.819658575699468">
                <text:p>0.819658575699468</text:p>
              </table:table-cell>
              <table:table-cell office:value-type="float" office:value="0.791961766015971">
                <text:p>0.791961766015971</text:p>
              </table:table-cell>
              <table:table-cell office:value-type="float" office:value="0.676300598686561">
                <text:p>0.676300598686561</text:p>
              </table:table-cell>
              <table:table-cell office:value-type="float" office:value="0.633286240552482">
                <text:p>0.633286240552482</text:p>
              </table:table-cell>
              <table:table-cell office:value-type="float" office:value="0.608991614677792">
                <text:p>0.608991614677792</text:p>
              </table:table-cell>
              <table:table-cell office:value-type="float" office:value="0.578894258461738">
                <text:p>0.578894258461738</text:p>
              </table:table-cell>
              <table:table-cell office:value-type="float" office:value="0.532830850632089">
                <text:p>0.532830850632089</text:p>
              </table:table-cell>
              <table:table-cell office:value-type="float" office:value="0.513769236973306">
                <text:p>0.513769236973306</text:p>
              </table:table-cell>
              <table:table-cell office:value-type="float" office:value="0.470605723204299">
                <text:p>0.470605723204299</text:p>
              </table:table-cell>
              <table:table-cell office:value-type="float" office:value="0.45772545123708">
                <text:p>0.45772545123708</text:p>
              </table:table-cell>
              <table:table-cell office:value-type="float" office:value="0.425222125807267">
                <text:p>0.425222125807267</text:p>
              </table:table-cell>
              <table:table-cell office:value-type="float" office:value="0.400411391963351">
                <text:p>0.400411391963351</text:p>
              </table:table-cell>
              <table:table-cell office:value-type="float" office:value="0.38369830899093">
                <text:p>0.38369830899093</text:p>
              </table:table-cell>
              <table:table-cell office:value-type="float" office:value="0.359013307447298">
                <text:p>0.359013307447298</text:p>
              </table:table-cell>
              <table:table-cell office:value-type="float" office:value="0.346975165933049">
                <text:p>0.346975165933049</text:p>
              </table:table-cell>
              <table:table-cell office:value-type="float" office:value="0.322491316658971">
                <text:p>0.322491316658971</text:p>
              </table:table-cell>
              <table:table-cell office:value-type="float" office:value="0.307771827709542">
                <text:p>0.307771827709542</text:p>
              </table:table-cell>
              <table:table-cell office:value-type="float" office:value="0.289289545588436">
                <text:p>0.289289545588436</text:p>
              </table:table-cell>
              <table:table-cell office:value-type="float" office:value="0.287501253693877">
                <text:p>0.287501253693877</text:p>
              </table:table-cell>
              <table:table-cell office:value-type="float" office:value="0.262929210178814">
                <text:p>0.262929210178814</text:p>
              </table:table-cell>
              <table:table-cell office:value-type="float" office:value="0.244870108243504">
                <text:p>0.244870108243504</text:p>
              </table:table-cell>
              <table:table-cell office:value-type="float" office:value="0.232601417792177">
                <text:p>0.232601417792177</text:p>
              </table:table-cell>
              <table:table-cell office:value-type="float" office:value="0.219737068432">
                <text:p>0.219737068432</text:p>
              </table:table-cell>
              <table:table-cell office:value-type="float" office:value="0.211933108223581">
                <text:p>0.211933108223581</text:p>
              </table:table-cell>
              <table:table-cell office:value-type="float" office:value="0.198087070736709">
                <text:p>0.198087070736709</text:p>
              </table:table-cell>
              <table:table-cell office:value-type="float" office:value="0.187057562154781">
                <text:p>0.187057562154781</text:p>
              </table:table-cell>
              <table:table-cell office:value-type="float" office:value="0.176559767732667">
                <text:p>0.176559767732667</text:p>
              </table:table-cell>
              <table:table-cell office:value-type="float" office:value="0.169219754390463">
                <text:p>0.169219754390463</text:p>
              </table:table-cell>
              <table:table-cell office:value-type="float" office:value="0.159952993420966">
                <text:p>0.159952993420966</text:p>
              </table:table-cell>
            </table:table-row>
            <table:table-row>
              <table:table-cell office:value-type="string">
                <text:p>linear</text:p>
                <draw:g>
                  <svg:desc>all.A18:all.A18</svg:desc>
                </draw:g>
              </table:table-cell>
              <table:table-cell office:value-type="float" office:value="1">
                <text:p>1</text:p>
                <draw:g>
                  <svg:desc>all.B18:all.AK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